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3EB23A1F8DB42CE.png" manifest:media-type="image/png"/>
  <manifest:file-entry manifest:full-path="Pictures/1000020100000195000000EB9B0C7B412C3A8B64.png" manifest:media-type="image/png"/>
  <manifest:file-entry manifest:full-path="Pictures/10000201000000D000000060353EF1380A592576.png" manifest:media-type="image/png"/>
  <manifest:file-entry manifest:full-path="Pictures/10000201000001310000011A4F2DFEEB6B9931DC.png" manifest:media-type="image/png"/>
  <manifest:file-entry manifest:full-path="Pictures/10000201000000CA000000678B754DEE5AAA2C56.png" manifest:media-type="image/png"/>
  <manifest:file-entry manifest:full-path="Pictures/1000020100000111000000F6545A8C84D5382E27.png" manifest:media-type="image/png"/>
  <manifest:file-entry manifest:full-path="Pictures/1000020100000150000000EBE6BAB3BBDCD0ECD7.png" manifest:media-type="image/png"/>
  <manifest:file-entry manifest:full-path="Pictures/1000020100000130000001312ECB46FF649A7B4B.png" manifest:media-type="image/png"/>
  <manifest:file-entry manifest:full-path="Pictures/10000201000000A6000000739FDA6DF06EF384E8.png" manifest:media-type="image/png"/>
  <manifest:file-entry manifest:full-path="Pictures/10000201000000CA0000007EB3C6EF13E7E89263.png" manifest:media-type="image/png"/>
  <manifest:file-entry manifest:full-path="Pictures/1000020100000140000000A65690FB9C09436A89.png" manifest:media-type="image/png"/>
  <manifest:file-entry manifest:full-path="Pictures/100002010000012D000000C04FC07D41CF38D92F.png" manifest:media-type="image/png"/>
  <manifest:file-entry manifest:full-path="Pictures/100002010000016200000180283A754685ABD918.png" manifest:media-type="image/png"/>
  <manifest:file-entry manifest:full-path="Pictures/100002010000018B000000BE21ABE9D823877F89.png" manifest:media-type="image/png"/>
  <manifest:file-entry manifest:full-path="Pictures/100002010000014F000000ECA40D793C78E3F6A6.png" manifest:media-type="image/png"/>
  <manifest:file-entry manifest:full-path="Pictures/100002010000011A000000FA4C7730EB8BAA7CC2.png" manifest:media-type="image/png"/>
  <manifest:file-entry manifest:full-path="Pictures/10000201000000A4000000679C2C57E0B7310B8A.png" manifest:media-type="image/png"/>
  <manifest:file-entry manifest:full-path="Pictures/100002010000012C0000024E5586A11832590E3A.png" manifest:media-type="image/png"/>
  <manifest:file-entry manifest:full-path="Pictures/100002010000009C000000B78D64C9EEAC460BC0.png" manifest:media-type="image/png"/>
  <manifest:file-entry manifest:full-path="Pictures/100002010000002400000036556F67EB3A9FC8D1.png" manifest:media-type="image/png"/>
  <manifest:file-entry manifest:full-path="Pictures/10000201000000F6000000D34375492DFF39D76B.png" manifest:media-type="image/png"/>
  <manifest:file-entry manifest:full-path="Pictures/10000201000001740000009B961EC6FBCE03CD82.png" manifest:media-type="image/png"/>
  <manifest:file-entry manifest:full-path="Pictures/10000201000000A10000009A8FD1C88C4F231046.png" manifest:media-type="image/png"/>
  <manifest:file-entry manifest:full-path="Pictures/100002010000022A0000011134C70710279C0F75.png" manifest:media-type="image/png"/>
  <manifest:file-entry manifest:full-path="Pictures/100002010000016F00000028C2940FA84A988A25.png" manifest:media-type="image/png"/>
  <manifest:file-entry manifest:full-path="Pictures/10000201000000D80000009C2A5C3A885D2E45D1.png" manifest:media-type="image/png"/>
  <manifest:file-entry manifest:full-path="Pictures/100002010000012E000000D625B634602132B468.png" manifest:media-type="image/png"/>
  <manifest:file-entry manifest:full-path="Pictures/10000201000000C800000067C12F5C487CF78A98.png" manifest:media-type="image/png"/>
  <manifest:file-entry manifest:full-path="Pictures/10000201000001B3000000FF6E4DE89796EC3EBF.png" manifest:media-type="image/png"/>
  <manifest:file-entry manifest:full-path="Pictures/10000201000000D5000000A5B1747D3CFB3E6C77.png" manifest:media-type="image/png"/>
  <manifest:file-entry manifest:full-path="Pictures/100002010000012F000000967C0B158CFFB6F19A.png" manifest:media-type="image/png"/>
  <manifest:file-entry manifest:full-path="Pictures/10000201000000A100000065E35DB8A4584EF458.png" manifest:media-type="image/png"/>
  <manifest:file-entry manifest:full-path="Pictures/10000201000001210000007E409B57D134A422EE.png" manifest:media-type="image/png"/>
  <manifest:file-entry manifest:full-path="Pictures/100002010000013000000052B876D022AD27F615.png" manifest:media-type="image/png"/>
  <manifest:file-entry manifest:full-path="Pictures/100002010000012E00000019EC3056D40D7D0A51.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0790000004102690BBA8A09D654.png" manifest:media-type="image/png"/>
  <manifest:file-entry manifest:full-path="Pictures/100000000000011900000019366910E6BE85A5B1.jpg" manifest:media-type="image/jpeg"/>
  <manifest:file-entry manifest:full-path="Pictures/10000201000001310000006D27E852B1972F9FC7.png" manifest:media-type="image/png"/>
  <manifest:file-entry manifest:full-path="Pictures/10000201000000D6000000735A365F0DCB979DD0.png" manifest:media-type="image/png"/>
  <manifest:file-entry manifest:full-path="Pictures/10000201000000C6000000CFA0E816A65E2BE2B9.png" manifest:media-type="image/png"/>
  <manifest:file-entry manifest:full-path="Pictures/1000020100000132000000EAAF014DBD0C3CB56F.png" manifest:media-type="image/png"/>
  <manifest:file-entry manifest:full-path="Pictures/10000201000000D60000005AEF079040F01BB0FF.png" manifest:media-type="image/png"/>
  <manifest:file-entry manifest:full-path="Pictures/10000201000000D70000006CFDB160E425ECC461.png" manifest:media-type="image/png"/>
  <manifest:file-entry manifest:full-path="Pictures/10000201000000D30000005F187D249F7AF12B12.png" manifest:media-type="image/png"/>
  <manifest:file-entry manifest:full-path="Pictures/10000201000000D900000068C3AC67B7356AB173.png" manifest:media-type="image/png"/>
  <manifest:file-entry manifest:full-path="Pictures/10000201000001300000004E758A4085702BCDEF.png" manifest:media-type="image/png"/>
  <manifest:file-entry manifest:full-path="Pictures/1000020100000130000000B9452B5511367B3350.png" manifest:media-type="image/png"/>
  <manifest:file-entry manifest:full-path="Pictures/10000201000001300000009ABC2ED08564D1151F.png" manifest:media-type="image/png"/>
  <manifest:file-entry manifest:full-path="Pictures/10000201000000F5000000D04370F8346300B851.png" manifest:media-type="image/png"/>
  <manifest:file-entry manifest:full-path="Pictures/100002010000012F000000B3EDE1265D29E308D0.png" manifest:media-type="image/png"/>
  <manifest:file-entry manifest:full-path="Pictures/10000201000001030000002F0F40A8B8BB029EFE.png" manifest:media-type="image/png"/>
  <manifest:file-entry manifest:full-path="Pictures/10000201000000A20000007EB1571510689DB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Footer">
      <style:paragraph-properties fo:text-align="center" style:justify-single-word="false"/>
    </style:style>
    <style:style style:name="P17" style:family="paragraph" style:parent-style-name="Text_20_body">
      <style:text-properties officeooo:rsid="00544eed" officeooo:paragraph-rsid="005f88a3"/>
    </style:style>
    <style:style style:name="P18" style:family="paragraph" style:parent-style-name="Text_20_body">
      <style:text-properties officeooo:rsid="0055a347" officeooo:paragraph-rsid="005f88a3"/>
    </style:style>
    <style:style style:name="P19" style:family="paragraph" style:parent-style-name="Text_20_body">
      <style:text-properties officeooo:rsid="0055a347" officeooo:paragraph-rsid="00602224"/>
    </style:style>
    <style:style style:name="P20" style:family="paragraph" style:parent-style-name="Text_20_body">
      <style:text-properties officeooo:rsid="0058ce15" officeooo:paragraph-rsid="00602224"/>
    </style:style>
    <style:style style:name="P21" style:family="paragraph" style:parent-style-name="Text_20_body">
      <style:text-properties officeooo:rsid="005c5278" officeooo:paragraph-rsid="005c5278"/>
    </style:style>
    <style:style style:name="P22" style:family="paragraph" style:parent-style-name="Text_20_body">
      <style:text-properties officeooo:rsid="005c5278" officeooo:paragraph-rsid="005f209b"/>
    </style:style>
    <style:style style:name="P23" style:family="paragraph" style:parent-style-name="Text_20_body">
      <style:text-properties officeooo:rsid="005c5278" officeooo:paragraph-rsid="0087c360"/>
    </style:style>
    <style:style style:name="P24" style:family="paragraph" style:parent-style-name="Text_20_body">
      <style:text-properties officeooo:paragraph-rsid="005e2aef"/>
    </style:style>
    <style:style style:name="P25" style:family="paragraph" style:parent-style-name="Text_20_body">
      <style:text-properties officeooo:rsid="005f0861" officeooo:paragraph-rsid="005f0861"/>
    </style:style>
    <style:style style:name="P26" style:family="paragraph" style:parent-style-name="Text_20_body">
      <style:text-properties officeooo:rsid="005f0861" officeooo:paragraph-rsid="005f88a3"/>
    </style:style>
    <style:style style:name="P27" style:family="paragraph" style:parent-style-name="Text_20_body">
      <style:text-properties officeooo:paragraph-rsid="005f88a3"/>
    </style:style>
    <style:style style:name="P28" style:family="paragraph" style:parent-style-name="Text_20_body">
      <style:text-properties officeooo:rsid="005f88a3" officeooo:paragraph-rsid="005f88a3"/>
    </style:style>
    <style:style style:name="P29" style:family="paragraph" style:parent-style-name="Text_20_body">
      <style:text-properties officeooo:rsid="00602224" officeooo:paragraph-rsid="00602224"/>
    </style:style>
    <style:style style:name="P30" style:family="paragraph" style:parent-style-name="Text_20_body">
      <style:text-properties officeooo:rsid="00602224" officeooo:paragraph-rsid="00619655"/>
    </style:style>
    <style:style style:name="P31" style:family="paragraph" style:parent-style-name="Text_20_body">
      <style:text-properties officeooo:paragraph-rsid="00602224"/>
    </style:style>
    <style:style style:name="P32" style:family="paragraph" style:parent-style-name="Text_20_body">
      <style:text-properties officeooo:paragraph-rsid="00619655"/>
    </style:style>
    <style:style style:name="P33" style:family="paragraph" style:parent-style-name="Text_20_body">
      <style:text-properties officeooo:rsid="00619655" officeooo:paragraph-rsid="00619655"/>
    </style:style>
    <style:style style:name="P34" style:family="paragraph" style:parent-style-name="Text_20_body">
      <style:text-properties officeooo:rsid="005e2aef" officeooo:paragraph-rsid="005e2aef"/>
    </style:style>
    <style:style style:name="P35" style:family="paragraph" style:parent-style-name="Text_20_body">
      <style:text-properties officeooo:paragraph-rsid="00511fd0"/>
    </style:style>
    <style:style style:name="P36" style:family="paragraph" style:parent-style-name="Text_20_body">
      <style:text-properties officeooo:rsid="00768306" officeooo:paragraph-rsid="00768306"/>
    </style:style>
    <style:style style:name="P37" style:family="paragraph" style:parent-style-name="Text_20_body">
      <style:text-properties officeooo:rsid="005f209b" officeooo:paragraph-rsid="005f209b"/>
    </style:style>
    <style:style style:name="P38" style:family="paragraph" style:parent-style-name="Text_20_body">
      <style:text-properties officeooo:rsid="0080f586" officeooo:paragraph-rsid="0080f586"/>
    </style:style>
    <style:style style:name="P39" style:family="paragraph" style:parent-style-name="Text_20_body">
      <style:text-properties officeooo:paragraph-rsid="0080f586"/>
    </style:style>
    <style:style style:name="P40" style:family="paragraph" style:parent-style-name="Text_20_body">
      <style:text-properties officeooo:rsid="0082963d" officeooo:paragraph-rsid="0082963d"/>
    </style:style>
    <style:style style:name="P41" style:family="paragraph" style:parent-style-name="Text_20_body">
      <style:text-properties officeooo:paragraph-rsid="00826c0b"/>
    </style:style>
    <style:style style:name="P42" style:family="paragraph" style:parent-style-name="Text_20_body">
      <style:text-properties officeooo:paragraph-rsid="0087c360"/>
    </style:style>
    <style:style style:name="P43" style:family="paragraph" style:parent-style-name="Text_20_body">
      <style:text-properties officeooo:rsid="0087c360" officeooo:paragraph-rsid="0087c360"/>
    </style:style>
    <style:style style:name="P44" style:family="paragraph" style:parent-style-name="Text_20_body">
      <style:text-properties officeooo:rsid="00907049" officeooo:paragraph-rsid="008a0b11"/>
    </style:style>
    <style:style style:name="P45" style:family="paragraph" style:parent-style-name="Text_20_body">
      <style:text-properties officeooo:paragraph-rsid="008a0b11"/>
    </style:style>
    <style:style style:name="P46" style:family="paragraph" style:parent-style-name="Heading_20_4">
      <style:text-properties officeooo:paragraph-rsid="005f88a3"/>
    </style:style>
    <style:style style:name="P47" style:family="paragraph" style:parent-style-name="Heading_20_4">
      <style:text-properties officeooo:paragraph-rsid="00619655"/>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officeooo:paragraph-rsid="007779e7"/>
    </style:style>
    <style:style style:name="P60" style:family="paragraph" style:parent-style-name="Heading_20_1">
      <style:paragraph-properties fo:margin-top="0cm" fo:margin-bottom="0cm" loext:contextual-spacing="false"/>
      <style:text-properties officeooo:paragraph-rsid="0078f59f"/>
    </style:style>
    <style:style style:name="P61" style:family="paragraph" style:parent-style-name="Heading_20_1">
      <style:paragraph-properties fo:margin-top="0cm" fo:margin-bottom="0cm" loext:contextual-spacing="false"/>
      <style:text-properties officeooo:paragraph-rsid="007f0028"/>
    </style:style>
    <style:style style:name="P62" style:family="paragraph" style:parent-style-name="Heading_20_1">
      <style:paragraph-properties fo:margin-top="0cm" fo:margin-bottom="0cm" loext:contextual-spacing="false"/>
      <style:text-properties officeooo:paragraph-rsid="00826c0b"/>
    </style:style>
    <style:style style:name="P63" style:family="paragraph" style:parent-style-name="Heading_20_1">
      <style:paragraph-properties fo:margin-top="0cm" fo:margin-bottom="0cm" loext:contextual-spacing="false"/>
      <style:text-properties officeooo:paragraph-rsid="005ab2e7"/>
    </style:style>
    <style:style style:name="P64" style:family="paragraph" style:parent-style-name="Heading_20_2">
      <style:text-properties officeooo:paragraph-rsid="00768306"/>
    </style:style>
    <style:style style:name="P65" style:family="paragraph" style:parent-style-name="Heading_20_2">
      <style:text-properties officeooo:paragraph-rsid="007779e7"/>
    </style:style>
    <style:style style:name="P66" style:family="paragraph" style:parent-style-name="Heading_20_2">
      <style:text-properties officeooo:paragraph-rsid="008a0b11"/>
    </style:style>
    <style:style style:name="P67" style:family="paragraph" style:parent-style-name="Heading_20_2">
      <style:text-properties officeooo:paragraph-rsid="00826c0b"/>
    </style:style>
    <style:style style:name="P68" style:family="paragraph" style:parent-style-name="Heading_20_2">
      <style:text-properties officeooo:paragraph-rsid="0083edd5"/>
    </style:style>
    <style:style style:name="P69" style:family="paragraph" style:parent-style-name="Heading_20_2">
      <style:text-properties officeooo:paragraph-rsid="005f88a3"/>
    </style:style>
    <style:style style:name="P70" style:family="paragraph" style:parent-style-name="Heading_20_3">
      <style:text-properties officeooo:paragraph-rsid="00826c0b"/>
    </style:style>
    <style:style style:name="P71" style:family="paragraph" style:parent-style-name="Heading_20_3">
      <style:text-properties officeooo:paragraph-rsid="0083edd5"/>
    </style:style>
    <style:style style:name="P72" style:family="paragraph" style:parent-style-name="Heading_20_3">
      <style:text-properties officeooo:paragraph-rsid="005f88a3"/>
    </style:style>
    <style:style style:name="P73" style:family="paragraph" style:parent-style-name="Heading_20_3">
      <style:text-properties officeooo:paragraph-rsid="00602224"/>
    </style:style>
    <style:style style:name="P74" style:family="paragraph" style:parent-style-name="Standard">
      <style:text-properties officeooo:paragraph-rsid="0078f59f"/>
    </style:style>
    <style:style style:name="P75" style:family="paragraph" style:parent-style-name="Text_20_body" style:list-style-name="L1"/>
    <style:style style:name="P76" style:family="paragraph" style:parent-style-name="Text_20_body">
      <style:text-properties officeooo:rsid="008f6c96" officeooo:paragraph-rsid="008f6c96"/>
    </style:style>
    <style:style style:name="P77" style:family="paragraph" style:parent-style-name="Text_20_body">
      <style:text-properties officeooo:rsid="009045aa" officeooo:paragraph-rsid="009045aa"/>
    </style:style>
    <style:style style:name="P78" style:family="paragraph" style:parent-style-name="Text_20_body">
      <style:text-properties officeooo:rsid="0090f5f1" officeooo:paragraph-rsid="0090f5f1"/>
    </style:style>
    <style:style style:name="P79" style:family="paragraph" style:parent-style-name="Text_20_body">
      <style:text-properties officeooo:paragraph-rsid="009152f2"/>
    </style:style>
    <style:style style:name="P80" style:family="paragraph" style:parent-style-name="Text_20_body">
      <style:text-properties officeooo:rsid="009313bd" officeooo:paragraph-rsid="009313bd"/>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680f8"/>
    </style:style>
    <style:style style:name="T27" style:family="text">
      <style:text-properties officeooo:rsid="00768306"/>
    </style:style>
    <style:style style:name="T28" style:family="text">
      <style:text-properties officeooo:rsid="007779e7"/>
    </style:style>
    <style:style style:name="T29" style:family="text">
      <style:text-properties officeooo:rsid="0079f90c"/>
    </style:style>
    <style:style style:name="T30" style:family="text">
      <style:text-properties officeooo:rsid="007b2c03"/>
    </style:style>
    <style:style style:name="T31" style:family="text">
      <style:text-properties officeooo:rsid="007ccd6a"/>
    </style:style>
    <style:style style:name="T32" style:family="text">
      <style:text-properties officeooo:rsid="007d02b6"/>
    </style:style>
    <style:style style:name="T33" style:family="text">
      <style:text-properties officeooo:rsid="007f0028"/>
    </style:style>
    <style:style style:name="T34" style:family="text">
      <style:text-properties officeooo:rsid="007fd2f6"/>
    </style:style>
    <style:style style:name="T35" style:family="text">
      <style:text-properties officeooo:rsid="0080f586"/>
    </style:style>
    <style:style style:name="T36" style:family="text">
      <style:text-properties officeooo:rsid="00826c0b"/>
    </style:style>
    <style:style style:name="T37" style:family="text">
      <style:text-properties officeooo:rsid="0083edd5"/>
    </style:style>
    <style:style style:name="T38" style:family="text">
      <style:text-properties officeooo:rsid="0085ca6b"/>
    </style:style>
    <style:style style:name="T39" style:family="text">
      <style:text-properties officeooo:rsid="0087c360"/>
    </style:style>
    <style:style style:name="T40" style:family="text">
      <style:text-properties officeooo:rsid="009214db"/>
    </style:style>
    <style:style style:name="T41" style:family="text">
      <style:text-properties officeooo:rsid="0090f5f1"/>
    </style:style>
    <style:style style:name="T42" style:family="text">
      <style:text-properties officeooo:rsid="009152f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Tab - Curve Object</text:p>
          </text:index-title>
          <text:p text:style-name="P52"><text:a xlink:type="simple" xlink:href="#__RefHeading___Toc1619_3576858447" text:style-name="Index_20_Link" text:visited-style-name="Index_20_Link">Detailed table of content<text:tab/>1</text:a></text:p>
          <text:p text:style-name="P52"><text:a xlink:type="simple" xlink:href="#__RefHeading___Toc369_3122853221" text:style-name="Index_20_Link" text:visited-style-name="Index_20_Link">Shape panel<text:tab/>4</text:a></text:p>
          <text:p text:style-name="P53"><text:a xlink:type="simple" xlink:href="#__RefHeading___Toc2350_3331882505" text:style-name="Index_20_Link" text:visited-style-name="Index_20_Link">Dimensions<text:tab/>4</text:a></text:p>
          <text:p text:style-name="P53"><text:a xlink:type="simple" xlink:href="#__RefHeading___Toc2352_3331882505" text:style-name="Index_20_Link" text:visited-style-name="Index_20_Link">Resolution Preview U / Render U<text:tab/>4</text:a></text:p>
          <text:p text:style-name="P53"><text:a xlink:type="simple" xlink:href="#__RefHeading___Toc2354_3331882505" text:style-name="Index_20_Link" text:visited-style-name="Index_20_Link">Twist Method<text:tab/>4</text:a></text:p>
          <text:p text:style-name="P53"><text:a xlink:type="simple" xlink:href="#__RefHeading___Toc2356_3331882505" text:style-name="Index_20_Link" text:visited-style-name="Index_20_Link">Smooth<text:tab/>4</text:a></text:p>
          <text:p text:style-name="P53"><text:a xlink:type="simple" xlink:href="#__RefHeading___Toc2358_3331882505" text:style-name="Index_20_Link" text:visited-style-name="Index_20_Link">Fill Mode<text:tab/>4</text:a></text:p>
          <text:p text:style-name="P53"><text:a xlink:type="simple" xlink:href="#__RefHeading___Toc2360_3331882505" text:style-name="Index_20_Link" text:visited-style-name="Index_20_Link">Fill Deformed<text:tab/>4</text:a></text:p>
          <text:p text:style-name="P53"><text:a xlink:type="simple" xlink:href="#__RefHeading___Toc2362_3331882505" text:style-name="Index_20_Link" text:visited-style-name="Index_20_Link">Radius<text:tab/>4</text:a></text:p>
          <text:p text:style-name="P53"><text:a xlink:type="simple" xlink:href="#__RefHeading___Toc2364_3331882505" text:style-name="Index_20_Link" text:visited-style-name="Index_20_Link">Stretch<text:tab/>4</text:a></text:p>
          <text:p text:style-name="P53"><text:a xlink:type="simple" xlink:href="#__RefHeading___Toc2366_3331882505" text:style-name="Index_20_Link" text:visited-style-name="Index_20_Link">Bounds Clamp<text:tab/>5</text:a></text:p>
          <text:p text:style-name="P52"><text:a xlink:type="simple" xlink:href="#__RefHeading___Toc1008_4098652225" text:style-name="Index_20_Link" text:visited-style-name="Index_20_Link">Texture Space panel<text:tab/>5</text:a></text:p>
          <text:p text:style-name="P53"><text:a xlink:type="simple" xlink:href="#__RefHeading___Toc1010_4098652225" text:style-name="Index_20_Link" text:visited-style-name="Index_20_Link">Texture Mesh<text:tab/>5</text:a></text:p>
          <text:p text:style-name="P53"><text:a xlink:type="simple" xlink:href="#__RefHeading___Toc1012_4098652225" text:style-name="Index_20_Link" text:visited-style-name="Index_20_Link">Auto Texture Space<text:tab/>5</text:a></text:p>
          <text:p text:style-name="P53"><text:a xlink:type="simple" xlink:href="#__RefHeading___Toc1014_4098652225" text:style-name="Index_20_Link" text:visited-style-name="Index_20_Link">Location, Size<text:tab/>5</text:a></text:p>
          <text:p text:style-name="P53"><text:a xlink:type="simple" xlink:href="#__RefHeading___Toc4197_2090619385" text:style-name="Index_20_Link" text:visited-style-name="Index_20_Link">Match Texture Space<text:tab/>6</text:a></text:p>
          <text:p text:style-name="P52"><text:a xlink:type="simple" xlink:href="#__RefHeading___Toc2368_3331882505" text:style-name="Index_20_Link" text:visited-style-name="Index_20_Link">Geometry panel<text:tab/>6</text:a></text:p>
          <text:p text:style-name="P53"><text:a xlink:type="simple" xlink:href="#__RefHeading___Toc2370_3331882505" text:style-name="Index_20_Link" text:visited-style-name="Index_20_Link">Offset<text:tab/>6</text:a></text:p>
          <text:p text:style-name="P53"><text:a xlink:type="simple" xlink:href="#__RefHeading___Toc2372_3331882505" text:style-name="Index_20_Link" text:visited-style-name="Index_20_Link">Extrude<text:tab/>6</text:a></text:p>
          <text:p text:style-name="P53"><text:a xlink:type="simple" xlink:href="#__RefHeading___Toc2374_3331882505" text:style-name="Index_20_Link" text:visited-style-name="Index_20_Link">Taper Object<text:tab/>6</text:a></text:p>
          <text:p text:style-name="P53"><text:a xlink:type="simple" xlink:href="#__RefHeading___Toc2386_3331882505" text:style-name="Index_20_Link" text:visited-style-name="Index_20_Link">Map Taper<text:tab/>7</text:a></text:p>
          <text:p text:style-name="P53"><text:a xlink:type="simple" xlink:href="#__RefHeading___Toc2388_3331882505" text:style-name="Index_20_Link" text:visited-style-name="Index_20_Link">Bevel<text:tab/>7</text:a></text:p>
          <text:p text:style-name="P52"><text:a xlink:type="simple" xlink:href="#__RefHeading___Toc2336_3653769964" text:style-name="Index_20_Link" text:visited-style-name="Index_20_Link">Path Animation panel<text:tab/>9</text:a></text:p>
          <text:p text:style-name="P53"><text:a xlink:type="simple" xlink:href="#__RefHeading___Toc2348_3653769964" text:style-name="Index_20_Link" text:visited-style-name="Index_20_Link">Workflow<text:tab/>9</text:a></text:p>
          <text:p text:style-name="P53"><text:a xlink:type="simple" xlink:href="#__RefHeading___Toc2350_3653769964" text:style-name="Index_20_Link" text:visited-style-name="Index_20_Link">Frames<text:tab/>10</text:a></text:p>
          <text:p text:style-name="P53"><text:a xlink:type="simple" xlink:href="#__RefHeading___Toc2352_3653769964" text:style-name="Index_20_Link" text:visited-style-name="Index_20_Link">Evaluation Time<text:tab/>10</text:a></text:p>
          <text:p text:style-name="P53"><text:a xlink:type="simple" xlink:href="#__RefHeading___Toc2354_3653769964" text:style-name="Index_20_Link" text:visited-style-name="Index_20_Link">Follow<text:tab/>10</text:a></text:p>
          <text:p text:style-name="P52"><text:a xlink:type="simple" xlink:href="#__RefHeading___Toc2591_763762133" text:style-name="Index_20_Link" text:visited-style-name="Index_20_Link">Active Spline panel<text:tab/>10</text:a></text:p>
          <text:p text:style-name="P53"><text:a xlink:type="simple" xlink:href="#__RefHeading___Toc2593_763762133" text:style-name="Index_20_Link" text:visited-style-name="Index_20_Link">Bezier curve<text:tab/>10</text:a></text:p>
          <text:p text:style-name="P53"><text:a xlink:type="simple" xlink:href="#__RefHeading___Toc2595_763762133" text:style-name="Index_20_Link" text:visited-style-name="Index_20_Link">Nurbs curve<text:tab/>11</text:a></text:p>
          <text:p text:style-name="P53"><text:a xlink:type="simple" xlink:href="#__RefHeading___Toc2597_763762133" text:style-name="Index_20_Link" text:visited-style-name="Index_20_Link">Poly curve<text:tab/>12</text:a></text:p>
          <text:p text:style-name="P52"><text:a xlink:type="simple" xlink:href="#__RefHeading___Toc724_1525647109" text:style-name="Index_20_Link" text:visited-style-name="Index_20_Link">Shape Keys panel<text:tab/>12</text:a></text:p>
          <text:p text:style-name="P53"><text:a xlink:type="simple" xlink:href="#__RefHeading___Toc726_1525647109" text:style-name="Index_20_Link" text:visited-style-name="Index_20_Link">Workflow<text:tab/>12</text:a></text:p>
          <text:p text:style-name="P53"><text:a xlink:type="simple" xlink:href="#__RefHeading___Toc728_1525647109" text:style-name="Index_20_Link" text:visited-style-name="Index_20_Link">Active Shape Key Index<text:tab/>13</text:a></text:p>
          <text:p text:style-name="P53"><text:a xlink:type="simple" xlink:href="#__RefHeading___Toc744_1525647109" text:style-name="Index_20_Link" text:visited-style-name="Index_20_Link">Add +<text:tab/>14</text:a></text:p>
          <text:p text:style-name="P53"><text:a xlink:type="simple" xlink:href="#__RefHeading___Toc746_1525647109" text:style-name="Index_20_Link" text:visited-style-name="Index_20_Link">Remove -<text:tab/>14</text:a></text:p>
          <text:p text:style-name="P53"><text:a xlink:type="simple" xlink:href="#__RefHeading___Toc748_1525647109" text:style-name="Index_20_Link" text:visited-style-name="Index_20_Link">Specials menu<text:tab/>14</text:a></text:p>
          <text:p text:style-name="P53"><text:a xlink:type="simple" xlink:href="#__RefHeading___Toc768_1525647109" text:style-name="Index_20_Link" text:visited-style-name="Index_20_Link">Relative<text:tab/>15</text:a></text:p>
        </text:index-body>
      </text:table-of-content>
      <text:p text:style-name="P3"/>
      <table:table table:name="Tabelle1" table:style-name="Tabelle1">
        <table:table-column table:style-name="Tabelle1.A"/>
        <table:table-row>
          <table:table-cell table:style-name="Tabelle1.A1" office:value-type="string">
            <text:h text:style-name="P57"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1619_3576858447" text:style-name="Index_20_Link" text:visited-style-name="Index_20_Link">Detailed table of content<text:tab/>1</text:a></text:p>
          <text:p text:style-name="P52"><text:a xlink:type="simple" xlink:href="#__RefHeading___Toc369_3122853221" text:style-name="Index_20_Link" text:visited-style-name="Index_20_Link">Shape panel<text:tab/>4</text:a></text:p>
          <text:p text:style-name="P53"><text:a xlink:type="simple" xlink:href="#__RefHeading___Toc2350_3331882505" text:style-name="Index_20_Link" text:visited-style-name="Index_20_Link">Dimensions<text:tab/>4</text:a></text:p>
          <text:p text:style-name="P53"><text:a xlink:type="simple" xlink:href="#__RefHeading___Toc2352_3331882505" text:style-name="Index_20_Link" text:visited-style-name="Index_20_Link">Resolution Preview U / Render U<text:tab/>4</text:a></text:p>
          <text:p text:style-name="P53"><text:a xlink:type="simple" xlink:href="#__RefHeading___Toc2354_3331882505" text:style-name="Index_20_Link" text:visited-style-name="Index_20_Link">Twist Method<text:tab/>4</text:a></text:p>
          <text:p text:style-name="P53"><text:a xlink:type="simple" xlink:href="#__RefHeading___Toc2356_3331882505" text:style-name="Index_20_Link" text:visited-style-name="Index_20_Link">Smooth<text:tab/>4</text:a></text:p>
          <text:p text:style-name="P53"><text:soft-page-break/><text:a xlink:type="simple" xlink:href="#__RefHeading___Toc2358_3331882505" text:style-name="Index_20_Link" text:visited-style-name="Index_20_Link">Fill Mode<text:tab/>4</text:a></text:p>
          <text:p text:style-name="P53"><text:a xlink:type="simple" xlink:href="#__RefHeading___Toc2360_3331882505" text:style-name="Index_20_Link" text:visited-style-name="Index_20_Link">Fill Deformed<text:tab/>4</text:a></text:p>
          <text:p text:style-name="P53"><text:a xlink:type="simple" xlink:href="#__RefHeading___Toc2362_3331882505" text:style-name="Index_20_Link" text:visited-style-name="Index_20_Link">Radius<text:tab/>4</text:a></text:p>
          <text:p text:style-name="P53"><text:a xlink:type="simple" xlink:href="#__RefHeading___Toc2364_3331882505" text:style-name="Index_20_Link" text:visited-style-name="Index_20_Link">Stretch<text:tab/>4</text:a></text:p>
          <text:p text:style-name="P53"><text:a xlink:type="simple" xlink:href="#__RefHeading___Toc2366_3331882505" text:style-name="Index_20_Link" text:visited-style-name="Index_20_Link">Bounds Clamp<text:tab/>5</text:a></text:p>
          <text:p text:style-name="P52"><text:a xlink:type="simple" xlink:href="#__RefHeading___Toc1008_4098652225" text:style-name="Index_20_Link" text:visited-style-name="Index_20_Link">Texture Space panel<text:tab/>5</text:a></text:p>
          <text:p text:style-name="P53"><text:a xlink:type="simple" xlink:href="#__RefHeading___Toc1010_4098652225" text:style-name="Index_20_Link" text:visited-style-name="Index_20_Link">Texture Mesh<text:tab/>5</text:a></text:p>
          <text:p text:style-name="P53"><text:a xlink:type="simple" xlink:href="#__RefHeading___Toc1012_4098652225" text:style-name="Index_20_Link" text:visited-style-name="Index_20_Link">Auto Texture Space<text:tab/>5</text:a></text:p>
          <text:p text:style-name="P53"><text:a xlink:type="simple" xlink:href="#__RefHeading___Toc1014_4098652225" text:style-name="Index_20_Link" text:visited-style-name="Index_20_Link">Location, Size<text:tab/>5</text:a></text:p>
          <text:p text:style-name="P53"><text:a xlink:type="simple" xlink:href="#__RefHeading___Toc4197_2090619385" text:style-name="Index_20_Link" text:visited-style-name="Index_20_Link">Match Texture Space<text:tab/>6</text:a></text:p>
          <text:p text:style-name="P52"><text:a xlink:type="simple" xlink:href="#__RefHeading___Toc2368_3331882505" text:style-name="Index_20_Link" text:visited-style-name="Index_20_Link">Geometry panel<text:tab/>6</text:a></text:p>
          <text:p text:style-name="P53"><text:a xlink:type="simple" xlink:href="#__RefHeading___Toc2370_3331882505" text:style-name="Index_20_Link" text:visited-style-name="Index_20_Link">Offset<text:tab/>6</text:a></text:p>
          <text:p text:style-name="P53"><text:a xlink:type="simple" xlink:href="#__RefHeading___Toc2372_3331882505" text:style-name="Index_20_Link" text:visited-style-name="Index_20_Link">Extrude<text:tab/>6</text:a></text:p>
          <text:p text:style-name="P53"><text:a xlink:type="simple" xlink:href="#__RefHeading___Toc2374_3331882505" text:style-name="Index_20_Link" text:visited-style-name="Index_20_Link">Taper Object<text:tab/>6</text:a></text:p>
          <text:p text:style-name="P53"><text:a xlink:type="simple" xlink:href="#__RefHeading___Toc2386_3331882505" text:style-name="Index_20_Link" text:visited-style-name="Index_20_Link">Map Taper<text:tab/>7</text:a></text:p>
          <text:p text:style-name="P53"><text:a xlink:type="simple" xlink:href="#__RefHeading___Toc2388_3331882505" text:style-name="Index_20_Link" text:visited-style-name="Index_20_Link">Bevel<text:tab/>7</text:a></text:p>
          <text:p text:style-name="P54"><text:a xlink:type="simple" xlink:href="#__RefHeading___Toc2604_763762133" text:style-name="Index_20_Link" text:visited-style-name="Index_20_Link">Depth<text:tab/>7</text:a></text:p>
          <text:p text:style-name="P54"><text:a xlink:type="simple" xlink:href="#__RefHeading___Toc2606_763762133" text:style-name="Index_20_Link" text:visited-style-name="Index_20_Link">Resolution<text:tab/>7</text:a></text:p>
          <text:p text:style-name="P54"><text:a xlink:type="simple" xlink:href="#__RefHeading___Toc2390_3331882505" text:style-name="Index_20_Link" text:visited-style-name="Index_20_Link">Object<text:tab/>7</text:a></text:p>
          <text:p text:style-name="P55"><text:a xlink:type="simple" xlink:href="#__RefHeading___Toc2608_763762133" text:style-name="Index_20_Link" text:visited-style-name="Index_20_Link">Fill Caps<text:tab/>8</text:a></text:p>
          <text:p text:style-name="P54"><text:a xlink:type="simple" xlink:href="#__RefHeading___Toc2392_3331882505" text:style-name="Index_20_Link" text:visited-style-name="Index_20_Link">Bevel Start/End<text:tab/>8</text:a></text:p>
          <text:p text:style-name="P54"><text:a xlink:type="simple" xlink:href="#__RefHeading___Toc2610_763762133" text:style-name="Index_20_Link" text:visited-style-name="Index_20_Link">Bevel Mapping Start/End<text:tab/>8</text:a></text:p>
          <text:p text:style-name="P55"><text:a xlink:type="simple" xlink:href="#__RefHeading___Toc2612_763762133" text:style-name="Index_20_Link" text:visited-style-name="Index_20_Link">Resolution<text:tab/>8</text:a></text:p>
          <text:p text:style-name="P55"><text:a xlink:type="simple" xlink:href="#__RefHeading___Toc2614_763762133" text:style-name="Index_20_Link" text:visited-style-name="Index_20_Link">Segments<text:tab/>8</text:a></text:p>
          <text:p text:style-name="P55"><text:a xlink:type="simple" xlink:href="#__RefHeading___Toc2616_763762133" text:style-name="Index_20_Link" text:visited-style-name="Index_20_Link">Spline<text:tab/>8</text:a></text:p>
          <text:p text:style-name="P54"><text:a xlink:type="simple" xlink:href="#__RefHeading___Toc1700_1954339121" text:style-name="Index_20_Link" text:visited-style-name="Index_20_Link">Preset<text:tab/>8</text:a></text:p>
          <text:p text:style-name="P54"><text:a xlink:type="simple" xlink:href="#__RefHeading___Toc1702_1954339121" text:style-name="Index_20_Link" text:visited-style-name="Index_20_Link">Navigation elements<text:tab/>8</text:a></text:p>
          <text:p text:style-name="P55"><text:a xlink:type="simple" xlink:href="#__RefHeading___Toc1704_1954339121" text:style-name="Index_20_Link" text:visited-style-name="Index_20_Link">Zoom in / out<text:tab/>8</text:a></text:p>
          <text:p text:style-name="P55"><text:a xlink:type="simple" xlink:href="#__RefHeading___Toc1706_1954339121" text:style-name="Index_20_Link" text:visited-style-name="Index_20_Link">Tools menu<text:tab/>8</text:a></text:p>
          <text:p text:style-name="P56"><text:a xlink:type="simple" xlink:href="#__RefHeading___Toc1708_1954339121" text:style-name="Index_20_Link" text:visited-style-name="Index_20_Link">Reset View<text:tab/>8</text:a></text:p>
          <text:p text:style-name="P56"><text:a xlink:type="simple" xlink:href="#__RefHeading___Toc1710_1954339121" text:style-name="Index_20_Link" text:visited-style-name="Index_20_Link">Reset Curve<text:tab/>8</text:a></text:p>
          <text:p text:style-name="P55"><text:a xlink:type="simple" xlink:href="#__RefHeading___Toc1712_1954339121" text:style-name="Index_20_Link" text:visited-style-name="Index_20_Link">Reverse path<text:tab/>9</text:a></text:p>
          <text:p text:style-name="P55"><text:a xlink:type="simple" xlink:href="#__RefHeading___Toc1714_1954339121" text:style-name="Index_20_Link" text:visited-style-name="Index_20_Link">Toggle Profile Clipping<text:tab/>9</text:a></text:p>
          <text:p text:style-name="P54"><text:a xlink:type="simple" xlink:href="#__RefHeading___Toc1716_1954339121" text:style-name="Index_20_Link" text:visited-style-name="Index_20_Link">Curve Window<text:tab/>9</text:a></text:p>
          <text:p text:style-name="P55"><text:a xlink:type="simple" xlink:href="#__RefHeading___Toc1718_1954339121" text:style-name="Index_20_Link" text:visited-style-name="Index_20_Link">Curve point menu elements<text:tab/>9</text:a></text:p>
          <text:p text:style-name="P56"><text:a xlink:type="simple" xlink:href="#__RefHeading___Toc1720_1954339121" text:style-name="Index_20_Link" text:visited-style-name="Index_20_Link">Handle types<text:tab/>9</text:a></text:p>
          <text:p text:style-name="P56"><text:a xlink:type="simple" xlink:href="#__RefHeading___Toc1722_1954339121" text:style-name="Index_20_Link" text:visited-style-name="Index_20_Link">X / Y<text:tab/>9</text:a></text:p>
          <text:p text:style-name="P56"><text:a xlink:type="simple" xlink:href="#__RefHeading___Toc1724_1954339121" text:style-name="Index_20_Link" text:visited-style-name="Index_20_Link">Delete points<text:tab/>9</text:a></text:p>
          <text:p text:style-name="P54"><text:a xlink:type="simple" xlink:href="#__RefHeading___Toc1726_1954339121" text:style-name="Index_20_Link" text:visited-style-name="Index_20_Link">Sample straight edges<text:tab/>9</text:a></text:p>
          <text:p text:style-name="P54"><text:a xlink:type="simple" xlink:href="#__RefHeading___Toc1728_1954339121" text:style-name="Index_20_Link" text:visited-style-name="Index_20_Link">Sample even lengths<text:tab/>9</text:a></text:p>
          <text:p text:style-name="P52"><text:a xlink:type="simple" xlink:href="#__RefHeading___Toc2336_3653769964" text:style-name="Index_20_Link" text:visited-style-name="Index_20_Link">Path Animation panel<text:tab/>9</text:a></text:p>
          <text:p text:style-name="P53"><text:a xlink:type="simple" xlink:href="#__RefHeading___Toc2348_3653769964" text:style-name="Index_20_Link" text:visited-style-name="Index_20_Link">Workflow<text:tab/>9</text:a></text:p>
          <text:p text:style-name="P53"><text:a xlink:type="simple" xlink:href="#__RefHeading___Toc2350_3653769964" text:style-name="Index_20_Link" text:visited-style-name="Index_20_Link">Frames<text:tab/>10</text:a></text:p>
          <text:p text:style-name="P53"><text:a xlink:type="simple" xlink:href="#__RefHeading___Toc2352_3653769964" text:style-name="Index_20_Link" text:visited-style-name="Index_20_Link">Evaluation Time<text:tab/>10</text:a></text:p>
          <text:p text:style-name="P53"><text:a xlink:type="simple" xlink:href="#__RefHeading___Toc2354_3653769964" text:style-name="Index_20_Link" text:visited-style-name="Index_20_Link">Follow<text:tab/>10</text:a></text:p>
          <text:p text:style-name="P52"><text:a xlink:type="simple" xlink:href="#__RefHeading___Toc2591_763762133" text:style-name="Index_20_Link" text:visited-style-name="Index_20_Link">Active Spline panel<text:tab/>10</text:a></text:p>
          <text:p text:style-name="P53"><text:a xlink:type="simple" xlink:href="#__RefHeading___Toc2593_763762133" text:style-name="Index_20_Link" text:visited-style-name="Index_20_Link">Bezier curve<text:tab/>10</text:a></text:p>
          <text:p text:style-name="P54"><text:a xlink:type="simple" xlink:href="#__RefHeading___Toc2618_763762133" text:style-name="Index_20_Link" text:visited-style-name="Index_20_Link">Cyclic U<text:tab/>10</text:a></text:p>
          <text:p text:style-name="P54"><text:a xlink:type="simple" xlink:href="#__RefHeading___Toc2620_763762133" text:style-name="Index_20_Link" text:visited-style-name="Index_20_Link">Resolution U<text:tab/>10</text:a></text:p>
          <text:p text:style-name="P54"><text:a xlink:type="simple" xlink:href="#__RefHeading___Toc2622_763762133" text:style-name="Index_20_Link" text:visited-style-name="Index_20_Link">Interpolation Tilt<text:tab/>11</text:a></text:p>
          <text:p text:style-name="P54"><text:a xlink:type="simple" xlink:href="#__RefHeading___Toc2624_763762133" text:style-name="Index_20_Link" text:visited-style-name="Index_20_Link">Radius<text:tab/>11</text:a></text:p>
          <text:p text:style-name="P54"><text:a xlink:type="simple" xlink:href="#__RefHeading___Toc2626_763762133" text:style-name="Index_20_Link" text:visited-style-name="Index_20_Link">Smooth<text:tab/>11</text:a></text:p>
          <text:p text:style-name="P53"><text:a xlink:type="simple" xlink:href="#__RefHeading___Toc2595_763762133" text:style-name="Index_20_Link" text:visited-style-name="Index_20_Link">Nurbs curve<text:tab/>11</text:a></text:p>
          <text:p text:style-name="P54"><text:soft-page-break/><text:a xlink:type="simple" xlink:href="#__RefHeading___Toc2628_763762133" text:style-name="Index_20_Link" text:visited-style-name="Index_20_Link">Cyclic U<text:tab/>11</text:a></text:p>
          <text:p text:style-name="P54"><text:a xlink:type="simple" xlink:href="#__RefHeading___Toc2630_763762133" text:style-name="Index_20_Link" text:visited-style-name="Index_20_Link">Bezier<text:tab/>11</text:a></text:p>
          <text:p text:style-name="P54"><text:a xlink:type="simple" xlink:href="#__RefHeading___Toc2632_763762133" text:style-name="Index_20_Link" text:visited-style-name="Index_20_Link">Endpoint U<text:tab/>11</text:a></text:p>
          <text:p text:style-name="P54"><text:a xlink:type="simple" xlink:href="#__RefHeading___Toc2634_763762133" text:style-name="Index_20_Link" text:visited-style-name="Index_20_Link">Order U<text:tab/>11</text:a></text:p>
          <text:p text:style-name="P54"><text:a xlink:type="simple" xlink:href="#__RefHeading___Toc2636_763762133" text:style-name="Index_20_Link" text:visited-style-name="Index_20_Link">Resolution U<text:tab/>11</text:a></text:p>
          <text:p text:style-name="P54"><text:a xlink:type="simple" xlink:href="#__RefHeading___Toc2638_763762133" text:style-name="Index_20_Link" text:visited-style-name="Index_20_Link">Smooth<text:tab/>11</text:a></text:p>
          <text:p text:style-name="P53"><text:a xlink:type="simple" xlink:href="#__RefHeading___Toc2597_763762133" text:style-name="Index_20_Link" text:visited-style-name="Index_20_Link">Poly curve<text:tab/>12</text:a></text:p>
          <text:p text:style-name="P54"><text:a xlink:type="simple" xlink:href="#__RefHeading___Toc2640_763762133" text:style-name="Index_20_Link" text:visited-style-name="Index_20_Link">Cyclic U<text:tab/>12</text:a></text:p>
          <text:p text:style-name="P54"><text:a xlink:type="simple" xlink:href="#__RefHeading___Toc2642_763762133" text:style-name="Index_20_Link" text:visited-style-name="Index_20_Link">Smooth<text:tab/>12</text:a></text:p>
          <text:p text:style-name="P52"><text:a xlink:type="simple" xlink:href="#__RefHeading___Toc724_1525647109" text:style-name="Index_20_Link" text:visited-style-name="Index_20_Link">Shape Keys panel<text:tab/>12</text:a></text:p>
          <text:p text:style-name="P53"><text:a xlink:type="simple" xlink:href="#__RefHeading___Toc726_1525647109" text:style-name="Index_20_Link" text:visited-style-name="Index_20_Link">Workflow<text:tab/>12</text:a></text:p>
          <text:p text:style-name="P53"><text:a xlink:type="simple" xlink:href="#__RefHeading___Toc728_1525647109" text:style-name="Index_20_Link" text:visited-style-name="Index_20_Link">Active Shape Key Index<text:tab/>13</text:a></text:p>
          <text:p text:style-name="P54"><text:a xlink:type="simple" xlink:href="#__RefHeading___Toc730_1525647109" text:style-name="Index_20_Link" text:visited-style-name="Index_20_Link">Shape Key name<text:tab/>13</text:a></text:p>
          <text:p text:style-name="P54"><text:a xlink:type="simple" xlink:href="#__RefHeading___Toc732_1525647109" text:style-name="Index_20_Link" text:visited-style-name="Index_20_Link">Slider value<text:tab/>13</text:a></text:p>
          <text:p text:style-name="P54"><text:a xlink:type="simple" xlink:href="#__RefHeading___Toc734_1525647109" text:style-name="Index_20_Link" text:visited-style-name="Index_20_Link">Lock<text:tab/>13</text:a></text:p>
          <text:p text:style-name="P54"><text:a xlink:type="simple" xlink:href="#__RefHeading___Toc736_1525647109" text:style-name="Index_20_Link" text:visited-style-name="Index_20_Link">Drag Handler<text:tab/>13</text:a></text:p>
          <text:p text:style-name="P54"><text:a xlink:type="simple" xlink:href="#__RefHeading___Toc738_1525647109" text:style-name="Index_20_Link" text:visited-style-name="Index_20_Link">Search Field<text:tab/>13</text:a></text:p>
          <text:p text:style-name="P55"><text:a xlink:type="simple" xlink:href="#__RefHeading___Toc740_1525647109" text:style-name="Index_20_Link" text:visited-style-name="Index_20_Link">Invert<text:tab/>13</text:a></text:p>
          <text:p text:style-name="P55"><text:a xlink:type="simple" xlink:href="#__RefHeading___Toc742_1525647109" text:style-name="Index_20_Link" text:visited-style-name="Index_20_Link">Sort by Name<text:tab/>13</text:a></text:p>
          <text:p text:style-name="P53"><text:a xlink:type="simple" xlink:href="#__RefHeading___Toc744_1525647109" text:style-name="Index_20_Link" text:visited-style-name="Index_20_Link">Add +<text:tab/>14</text:a></text:p>
          <text:p text:style-name="P53"><text:a xlink:type="simple" xlink:href="#__RefHeading___Toc746_1525647109" text:style-name="Index_20_Link" text:visited-style-name="Index_20_Link">Remove -<text:tab/>14</text:a></text:p>
          <text:p text:style-name="P53"><text:a xlink:type="simple" xlink:href="#__RefHeading___Toc748_1525647109" text:style-name="Index_20_Link" text:visited-style-name="Index_20_Link">Specials menu<text:tab/>14</text:a></text:p>
          <text:p text:style-name="P54"><text:a xlink:type="simple" xlink:href="#__RefHeading___Toc750_1525647109" text:style-name="Index_20_Link" text:visited-style-name="Index_20_Link">New Shape From Mix<text:tab/>14</text:a></text:p>
          <text:p text:style-name="P54"><text:a xlink:type="simple" xlink:href="#__RefHeading___Toc752_1525647109" text:style-name="Index_20_Link" text:visited-style-name="Index_20_Link">Mirror Shape Key<text:tab/>14</text:a></text:p>
          <text:p text:style-name="P54"><text:a xlink:type="simple" xlink:href="#__RefHeading___Toc754_1525647109" text:style-name="Index_20_Link" text:visited-style-name="Index_20_Link">Mirror Shape Key (Topology)<text:tab/>14</text:a></text:p>
          <text:p text:style-name="P54"><text:a xlink:type="simple" xlink:href="#__RefHeading___Toc756_1525647109" text:style-name="Index_20_Link" text:visited-style-name="Index_20_Link">Join as Shapes (Transfer Mix)<text:tab/>14</text:a></text:p>
          <text:p text:style-name="P54"><text:a xlink:type="simple" xlink:href="#__RefHeading___Toc758_1525647109" text:style-name="Index_20_Link" text:visited-style-name="Index_20_Link">Transfer Shape Key<text:tab/>14</text:a></text:p>
          <text:p text:style-name="P54"><text:a xlink:type="simple" xlink:href="#__RefHeading___Toc760_1525647109" text:style-name="Index_20_Link" text:visited-style-name="Index_20_Link">Delete all Shape Keys<text:tab/>14</text:a></text:p>
          <text:p text:style-name="P54"><text:a xlink:type="simple" xlink:href="#__RefHeading___Toc762_1525647109" text:style-name="Index_20_Link" text:visited-style-name="Index_20_Link">Move to Top<text:tab/>14</text:a></text:p>
          <text:p text:style-name="P54"><text:a xlink:type="simple" xlink:href="#__RefHeading___Toc764_1525647109" text:style-name="Index_20_Link" text:visited-style-name="Index_20_Link">Move to Bottom<text:tab/>14</text:a></text:p>
          <text:p text:style-name="P54"><text:a xlink:type="simple" xlink:href="#__RefHeading___Toc766_1525647109" text:style-name="Index_20_Link" text:visited-style-name="Index_20_Link">Move Shape Key Up / Down<text:tab/>14</text:a></text:p>
          <text:p text:style-name="P53"><text:a xlink:type="simple" xlink:href="#__RefHeading___Toc768_1525647109" text:style-name="Index_20_Link" text:visited-style-name="Index_20_Link">Relative<text:tab/>15</text:a></text:p>
          <text:p text:style-name="P54"><text:a xlink:type="simple" xlink:href="#__RefHeading___Toc770_1525647109" text:style-name="Index_20_Link" text:visited-style-name="Index_20_Link">Relative<text:tab/>15</text:a></text:p>
          <text:p text:style-name="P55"><text:a xlink:type="simple" xlink:href="#__RefHeading___Toc772_1525647109" text:style-name="Index_20_Link" text:visited-style-name="Index_20_Link">Shape Key Lock (pin icon)<text:tab/>15</text:a></text:p>
          <text:p text:style-name="P55"><text:a xlink:type="simple" xlink:href="#__RefHeading___Toc774_1525647109" text:style-name="Index_20_Link" text:visited-style-name="Index_20_Link">Shape Key Edit Mode (edit mode icon)<text:tab/>15</text:a></text:p>
          <text:p text:style-name="P55"><text:a xlink:type="simple" xlink:href="#__RefHeading___Toc776_1525647109" text:style-name="Index_20_Link" text:visited-style-name="Index_20_Link">Value<text:tab/>15</text:a></text:p>
          <text:p text:style-name="P55"><text:a xlink:type="simple" xlink:href="#__RefHeading___Toc778_1525647109" text:style-name="Index_20_Link" text:visited-style-name="Index_20_Link">Range<text:tab/>15</text:a></text:p>
          <text:p text:style-name="P55"><text:a xlink:type="simple" xlink:href="#__RefHeading___Toc780_1525647109" text:style-name="Index_20_Link" text:visited-style-name="Index_20_Link">Vertex Group<text:tab/>15</text:a></text:p>
          <text:p text:style-name="P55"><text:a xlink:type="simple" xlink:href="#__RefHeading___Toc782_1525647109" text:style-name="Index_20_Link" text:visited-style-name="Index_20_Link">Relative To<text:tab/>15</text:a></text:p>
          <text:p text:style-name="P54"><text:a xlink:type="simple" xlink:href="#__RefHeading___Toc784_1525647109" text:style-name="Index_20_Link" text:visited-style-name="Index_20_Link">Absolute<text:tab/>15</text:a></text:p>
          <text:p text:style-name="P55"><text:a xlink:type="simple" xlink:href="#__RefHeading___Toc786_1525647109" text:style-name="Index_20_Link" text:visited-style-name="Index_20_Link">Shape Key Lock (pin icon)<text:tab/>15</text:a></text:p>
          <text:p text:style-name="P55"><text:a xlink:type="simple" xlink:href="#__RefHeading___Toc788_1525647109" text:style-name="Index_20_Link" text:visited-style-name="Index_20_Link">Shape Key Edit Mode (edit mode icon)<text:tab/>15</text:a></text:p>
          <text:p text:style-name="P55"><text:a xlink:type="simple" xlink:href="#__RefHeading___Toc1621_3576858447" text:style-name="Index_20_Link" text:visited-style-name="Index_20_Link">Re-Time Shape Keys (clock icon)<text:tab/>15</text:a></text:p>
          <text:p text:style-name="P55"><text:a xlink:type="simple" xlink:href="#__RefHeading___Toc1623_3576858447" text:style-name="Index_20_Link" text:visited-style-name="Index_20_Link">Interpolation<text:tab/>16</text:a></text:p>
          <text:p text:style-name="P55"><text:a xlink:type="simple" xlink:href="#__RefHeading___Toc1625_3576858447" text:style-name="Index_20_Link" text:visited-style-name="Index_20_Link">Evaluation Time<text:tab/>16</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58" text:outline-level="1"><text:bookmark-start text:name="__RefHeading___Toc369_3122853221"/>Shape panel<text:bookmark-end text:name="__RefHeading___Toc369_3122853221"/></text:h>
          </table:table-cell>
        </table:table-row>
      </table:table>
      <text:p text:style-name="P35"/>
      <text:p text:style-name="Text_20_body"><draw:frame draw:style-name="fr2" draw:name="Bild2" text:anchor-type="paragraph" svg:y="-0.205cm" svg:width="5.159cm" svg:height="4.77cm" draw:z-index="0"><draw:image xlink:href="Pictures/10000201000001310000011A4F2DFEEB6B9931DC.png" xlink:type="simple" xlink:show="embed" xlink:actuate="onLoad" loext:mime-type="image/png"/></draw:frame><text:span text:style-name="T26">Curve s</text:span>hape <text:span text:style-name="T26">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64" text:outline-level="2"><text:bookmark-start text:name="__RefHeading___Toc2352_3331882505"/>Resolution Preview<text:span text:style-name="T27"> U / Render U</text:span><text:bookmark-end text:name="__RefHeading___Toc2352_3331882505"/></text:h>
      <text:p text:style-name="P36">Defines the number of points between control points. Control points are the points with the handles.</text:p>
      <text:p text:style-name="Text_20_body">The Preview U setting <text:span text:style-name="T27">defines</text:span> the resolution in the 3D Viewport while the Render U setting <text:span text:style-name="T27">defines</text:span> the render resolution<text:span text:style-name="T27">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2" draw:name="Bild5" text:anchor-type="paragraph" svg:y="-0.067cm" svg:width="3.42cm" svg:height="1.739cm" draw:z-index="14"><draw:image xlink:href="Pictures/10000201000000CA000000678B754DEE5AAA2C56.png" xlink:type="simple" xlink:show="embed" xlink:actuate="onLoad" loext:mime-type="image/png"/></draw:frame>A 3D curve has control points that are not located on the curve’s local XY plane. This gives the curve a twist which can affect the curve normals. <text:span text:style-name="T27">The three available methods to calculate this twist is</text:span> Minimum, Tangent and Z-Up<text:span text:style-name="T27">.</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7"> by smoothing tangents</text:span>. </text:p>
      <text:h text:style-name="Heading_20_2" text:outline-level="2"><text:bookmark-start text:name="__RefHeading___Toc2358_3331882505"/>Fill Mode<text:bookmark-end text:name="__RefHeading___Toc2358_3331882505"/></text:h>
      <text:p text:style-name="Text_20_body"><draw:frame draw:style-name="fr2" draw:name="Bild6" text:anchor-type="paragraph" svg:y="-0.067cm" svg:width="3.42cm" svg:height="2.131cm" draw:z-index="15"><draw:image xlink:href="Pictures/10000201000000CA0000007EB3C6EF13E7E89263.png" xlink:type="simple" xlink:show="embed" xlink:actuate="onLoad" loext:mime-type="image/png"/></draw:frame>Fill <text:span text:style-name="T28">mode defines</text:span> the way a curve is displayed when it is beveled<text:span text:style-name="T28">.</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8">. S</text:span>hape keys and modifiers<text:span text:style-name="T28">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59"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6"/>
      <text:p text:style-name="P5"><draw:frame draw:style-name="fr2" draw:name="Bild29" text:anchor-type="paragraph" svg:y="0.213cm" svg:width="5.69cm" svg:height="3.979cm" draw:z-index="16"><draw:image xlink:href="Pictures/1000020100000150000000EBE6BAB3BBDCD0ECD7.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9" draw:name="Bild32" text:anchor-type="paragraph" svg:x="7.08cm" svg:width="3.47cm" svg:height="3.12cm" draw:z-index="18"><draw:image xlink:href="Pictures/1000020100000111000000F6545A8C84D5382E27.png" xlink:type="simple" xlink:show="embed" xlink:actuate="onLoad" loext:mime-type="image/png"/></draw:frame><draw:frame draw:style-name="fr8" draw:name="Bild33" text:anchor-type="paragraph" svg:width="5.99cm" svg:height="6.5cm" draw:z-index="19"><draw:image xlink:href="Pictures/100002010000016200000180283A754685ABD918.png" xlink:type="simple" xlink:show="embed" xlink:actuate="onLoad" loext:mime-type="image/png"/></draw:frame></text:p>
      <text:p text:style-name="P6"/>
      <text:p text:style-name="P6"/>
      <text:p text:style-name="P6"/>
      <text:p text:style-name="P6"><draw:frame draw:style-name="fr2" draw:name="Bild30" text:anchor-type="paragraph" svg:y="0.053cm" svg:width="5.669cm" svg:height="4.001cm" draw:z-index="17"><draw:image xlink:href="Pictures/100002010000014F000000ECA40D793C78E3F6A6.png" xlink:type="simple" xlink:show="embed" xlink:actuate="onLoad" loext:mime-type="image/png"/></draw:frame></text:p>
      <text:p text:style-name="P6"/>
      <text:p text:style-name="P6"/>
      <text:p text:style-name="P6"><draw:frame draw:style-name="fr7" draw:name="Bild3" text:anchor-type="paragraph" svg:x="7.08cm" svg:y="0.325cm" svg:width="3.581cm" svg:height="3.18cm" draw:z-index="45"><draw:image xlink:href="Pictures/100002010000011A000000FA4C7730EB8BAA7CC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65" text:outline-level="2"><text:bookmark-start text:name="__RefHeading___Toc1010_4098652225"/>Texture Mesh<text:bookmark-end text:name="__RefHeading___Toc1010_4098652225"/></text:h>
      <text:p text:style-name="Text_20_body">Use another <text:span text:style-name="T28">curve</text:span> for texture indices<text:span text:style-name="T24">. T</text:span>he vertex of the two objects must be perfectly aligned. Otherwise the UV map will be distorted. Note that, this is only for mesh objects.</text:p>
      <text:h text:style-name="P65"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65" text:outline-level="2"><text:bookmark-start text:name="__RefHeading___Toc1014_4098652225"/>Location, Size<text:bookmark-end text:name="__RefHeading___Toc1014_4098652225"/></text:h>
      <text:p text:style-name="P6"><text:span text:style-name="T24">Adjust the location and size of the texture space manually i</text:span>f <text:span text:style-name="T24">Auto Texture Space is off.</text:span></text:p>
      <text:p text:style-name="Text_20_body"><draw:frame draw:style-name="fr1" draw:name="Bild1" text:anchor-type="paragraph" svg:x="11.841cm" svg:y="0.418cm" svg:width="6.86cm" svg:height="3.979cm" draw:z-index="20"><draw:image xlink:href="Pictures/1000020100000195000000EB9B0C7B412C3A8B64.png" xlink:type="simple" xlink:show="embed" xlink:actuate="onLoad" loext:mime-type="image/png"/></draw:frame></text:p>
      <text:p text:style-name="Text_20_body">The<text:span text:style-name="T24"> texture space</text:span> can also be adjusted <text:span text:style-name="T24">in</text:span> the 3D Viewport<text:span text:style-name="T24">. See Object Menu / Transform / Move and Scale Texture Space</text:span></text:p>
      <text:p text:style-name="P6"/>
      <text:p text:style-name="P6"/>
      <text:p text:style-name="P6"/>
      <text:p text:style-name="P6"/>
      <text:h text:style-name="P66" text:outline-level="2"><draw:frame draw:style-name="fr2" draw:name="Bild4" text:anchor-type="paragraph" svg:y="0.843cm" svg:width="2.641cm" svg:height="3.099cm" draw:z-index="46"><draw:image xlink:href="Pictures/100002010000009C000000B78D64C9EEAC460BC0.png" xlink:type="simple" xlink:show="embed" xlink:actuate="onLoad" loext:mime-type="image/png"/></draw:frame><draw:frame draw:style-name="fr1" draw:name="Bild23" text:anchor-type="paragraph" svg:x="11.409cm" svg:y="0.923cm" svg:width="4.159cm" svg:height="3.57cm" draw:z-index="47"><draw:image xlink:href="Pictures/10000201000000F6000000D34375492DFF39D76B.png" xlink:type="simple" xlink:show="embed" xlink:actuate="onLoad" loext:mime-type="image/png"/></draw:frame><text:bookmark-start text:name="__RefHeading___Toc4197_2090619385"/><text:soft-page-break/>Match Texture Space<text:bookmark-end text:name="__RefHeading___Toc4197_2090619385"/></text:h>
      <text:p text:style-name="P44">Match the texture space to the bounding box of the mesh part of the <text:span text:style-name="T40">surface </text:span>object, not the cage.</text:p>
      <text:p text:style-name="P44"/>
      <text:p text:style-name="P44"/>
      <text:p text:style-name="P45"/>
      <text:p text:style-name="P7"/>
      <table:table table:name="Tabelle12" table:style-name="Tabelle12">
        <table:table-column table:style-name="Tabelle12.A"/>
        <table:table-row>
          <table:table-cell table:style-name="Tabelle12.A1" office:value-type="string">
            <text:h text:style-name="P60" text:outline-level="1"><text:bookmark-start text:name="__RefHeading___Toc2368_3331882505"/><text:span text:style-name="T11">Geometry</text:span><text:span text:style-name="T10"> panel</text:span><text:bookmark-end text:name="__RefHeading___Toc2368_3331882505"/></text:h>
          </table:table-cell>
        </table:table-row>
      </table:table>
      <text:p text:style-name="P7"><draw:frame draw:style-name="fr1" draw:name="Bild7" text:anchor-type="paragraph" svg:x="12.4cm" svg:y="0.429cm" svg:width="6.301cm" svg:height="2.619cm" draw:z-index="21"><draw:image xlink:href="Pictures/10000201000001740000009B961EC6FBCE03CD82.png" xlink:type="simple" xlink:show="embed" xlink:actuate="onLoad" loext:mime-type="image/png"/></draw:frame></text:p>
      <text:p text:style-name="Text_20_body">A curve<text:span text:style-name="T30"> is a spline. And has by default no geometry. But it</text:span> can have <text:span text:style-name="T30">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7">Moves the extrusion parallel to the curve normals.<text:span text:style-name="T29"> Needs extruded geometry first.</text:span></text:p>
      <text:h text:style-name="Heading_20_2" text:outline-level="2"><text:bookmark-start text:name="__RefHeading___Toc2372_3331882505"/>Extrude<text:bookmark-end text:name="__RefHeading___Toc2372_3331882505"/></text:h>
      <text:p text:style-name="P7"><draw:frame draw:style-name="fr2" draw:name="Bild8" text:anchor-type="paragraph" svg:y="-0.176cm" svg:width="2.731cm" svg:height="2.611cm" draw:z-index="22"><draw:image xlink:href="Pictures/10000201000000A10000009A8FD1C88C4F231046.png" xlink:type="simple" xlink:show="embed" xlink:actuate="onLoad" loext:mime-type="image/png"/></draw:frame><text:span text:style-name="T29">E</text:span>xtrude the curve along the positive and negative local Z axes<text:span text:style-name="T29">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x="9.2cm" svg:y="0.845cm" svg:width="9.38cm" svg:height="4.62cm" draw:z-index="23"><draw:image xlink:href="Pictures/100002010000022A0000011134C70710279C0F75.png" xlink:type="simple" xlink:show="embed" xlink:actuate="onLoad" loext:mime-type="image/png"/></draw:frame><draw:frame draw:style-name="fr2" draw:name="Bild35" text:anchor-type="paragraph" svg:y="-0.176cm" svg:width="6.211cm" svg:height="0.681cm" draw:z-index="24"><draw:image xlink:href="Pictures/100002010000016F00000028C2940FA84A988A25.png" xlink:type="simple" xlink:show="embed" xlink:actuate="onLoad" loext:mime-type="image/png"/></draw:frame>Tapers the extruded geometry by using another curve. The taper shape is defined by the Z value of the curve points of the taper object curve.<text:span text:style-name="T31">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974910246" text:style-name="L1">
        <text:list-item>
          <text:p text:style-name="P75"><text:span text:style-name="T31">M</text:span>ust be an open curve.</text:p>
        </text:list-item>
        <text:list-item>
          <text:p text:style-name="P75">The taper is applied independently to all curves of the extruded object.</text:p>
        </text:list-item>
        <text:list-item>
          <text:p text:style-name="P75">Only the first curve in a Taper Object is evaluated, even if you have several separated segments.</text:p>
        </text:list-item>
        <text:list-item>
          <text:p text:style-name="P75">The scaling starts at the first control point on the left and moves along the curve to the last control point on the right.</text:p>
        </text:list-item>
        <text:list-item>
          <text:p text:style-name="P75">Negative scaling, (e.g. negative local Y on the taper curve) is possible as well. However, rendering <text:soft-page-break/>artifacts may appear.</text:p>
        </text:list-item>
        <text:list-item>
          <text:p text:style-name="P75">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1">. T</text:span>he Map Taper option will <text:span text:style-name="T31">then </text:span>apply the taper to the beveled part of the curve<text:span text:style-name="T31">, and </text:span>not the whole curve.</text:p>
      <text:p text:style-name="P7"/>
      <text:h text:style-name="Heading_20_2" text:outline-level="2"><draw:frame draw:style-name="fr2" draw:name="Bild37" text:anchor-type="paragraph" svg:y="0.415cm" svg:width="3.649cm" svg:height="2.641cm" draw:z-index="26"><draw:image xlink:href="Pictures/10000201000000D80000009C2A5C3A885D2E45D1.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2"> to give it a thickness</text:span>.</text:p>
      <text:p text:style-name="Text_20_body"/>
      <text:p text:style-name="P76"><draw:frame draw:style-name="fr3" draw:name="Bild25" text:anchor-type="paragraph" svg:width="5.08cm" svg:height="9.991cm" draw:z-index="49"><draw:image xlink:href="Pictures/100002010000012C0000024E5586A11832590E3A.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76">The curve settings becomes active when you have a depth value higher than 0.</text:p>
      <text:p text:style-name="P76"><draw:frame draw:style-name="fr4" draw:name="Bild36" text:anchor-type="paragraph" svg:x="5.689cm" svg:width="5.159cm" svg:height="3.62cm" draw:z-index="25"><draw:image xlink:href="Pictures/100002010000012E000000D625B634602132B468.png" xlink:type="simple" xlink:show="embed" xlink:actuate="onLoad" loext:mime-type="image/png"/></draw:frame><draw:frame draw:style-name="fr4" draw:name="Bild24" text:anchor-type="paragraph" svg:x="0.182cm" svg:width="5.159cm" svg:height="3.62cm" draw:z-index="48"><draw:image xlink:href="Pictures/100002010000012D000000C04FC07D41CF38D92F.png" xlink:type="simple" xlink:show="embed" xlink:actuate="onLoad" loext:mime-type="image/png"/></draw:frame></text:p>
      <text:p text:style-name="P76"/>
      <text:p text:style-name="P76"/>
      <text:p text:style-name="P76"/>
      <text:p text:style-name="P76"/>
      <text:h text:style-name="Heading_20_3" text:outline-level="3"><text:bookmark-start text:name="__RefHeading___Toc2604_763762133"/>Depth<text:bookmark-end text:name="__RefHeading___Toc2604_763762133"/></text:h>
      <text:p text:style-name="P7"><text:span text:style-name="T31">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1">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4" draw:name="Bild38" text:anchor-type="paragraph" svg:x="9.287cm" svg:width="3.649cm" svg:height="2.641cm" draw:z-index="27"><draw:image xlink:href="Pictures/10000201000000D5000000A5B1747D3CFB3E6C77.png" xlink:type="simple" xlink:show="embed" xlink:actuate="onLoad" loext:mime-type="image/png"/></draw:frame><draw:frame draw:style-name="fr3" draw:name="Bild39" text:anchor-type="paragraph" svg:width="5.42cm" svg:height="2.81cm" draw:z-index="28"><draw:image xlink:href="Pictures/1000020100000140000000A65690FB9C09436A89.png" xlink:type="simple" xlink:show="embed" xlink:actuate="onLoad" loext:mime-type="image/png"/></draw:frame>Use another curve object to define the shape of the bevel. This curve can be closed, a Bezier circle for example. Or open. Which creates an open bevel shape then.</text:p>
      <text:p text:style-name="P7"><text:soft-page-break/></text:p>
      <text:h text:style-name="Heading_20_4" text:outline-level="4"><text:bookmark-start text:name="__RefHeading___Toc2608_763762133"/>Fill Caps<text:bookmark-end text:name="__RefHeading___Toc2608_763762133"/></text:h>
      <text:p text:style-name="P7"><text:span text:style-name="T32">Fills</text:span> the ends of a beveled curve<text:span text:style-name="T32"> created by another curve object</text:span>.<text:span text:style-name="T32"> And creates a solid object.</text:span></text:p>
      <text:p text:style-name="P7"/>
      <text:h text:style-name="Heading_20_3" text:outline-level="3"><text:bookmark-start text:name="__RefHeading___Toc2392_3331882505"/>Bevel Start/End<text:bookmark-end text:name="__RefHeading___Toc2392_3331882505"/></text:h>
      <text:p text:style-name="Text_20_body"><text:span text:style-name="T32">Where to start and to end the bevel relative to the curve. A</text:span>llows to make a beveled curve which is not fully covered with a bevel.</text:p>
      <text:p text:style-name="Text_20_body">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Heading_20_3" text:outline-level="3"><text:bookmark-start text:name="__RefHeading___Toc2610_763762133"/>Bevel Mapping Start/End<text:bookmark-end text:name="__RefHeading___Toc2610_763762133"/></text:h>
      <text:p text:style-name="Text_20_body"><draw:frame draw:style-name="fr1" draw:name="Bild40" text:anchor-type="paragraph" svg:x="13.12cm" svg:y="0.002cm" svg:width="2.731cm" svg:height="1.709cm" draw:z-index="29"><draw:image xlink:href="Pictures/10000201000000A100000065E35DB8A4584EF458.png" xlink:type="simple" xlink:show="embed" xlink:actuate="onLoad" loext:mime-type="image/png"/></draw:frame><draw:frame draw:style-name="fr6" draw:name="Bild41" text:anchor-type="paragraph" svg:width="2.78cm" svg:height="1.739cm" draw:z-index="30"><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3"> to</text:span>:</text:p>
      <text:h text:style-name="Heading_20_4" text:outline-level="4"><text:bookmark-start text:name="__RefHeading___Toc2612_763762133"/>Resolution<text:bookmark-end text:name="__RefHeading___Toc2612_763762133"/></text:h>
      <text:p text:style-name="P7">To the number of subdivisions of a spline (U resolution).</text:p>
      <text:p text:style-name="P7"/>
      <text:h text:style-name="Heading_20_4" text:outline-level="4"><text:bookmark-start text:name="__RefHeading___Toc2614_763762133"/>Segments<text:bookmark-end text:name="__RefHeading___Toc2614_763762133"/></text:h>
      <text:p text:style-name="Text_20_body">To the length of its segments. Mapping to segments treats the subdivisions in each segment of a curve as if they would have all the same length.</text:p>
      <text:h text:style-name="Heading_20_4" text:outline-level="4"><text:bookmark-start text:name="__RefHeading___Toc2616_763762133"/>Spline<text:bookmark-end text:name="__RefHeading___Toc2616_763762133"/></text:h>
      <text:p text:style-name="Text_20_body">The length of a spline.</text:p>
      <text:h text:style-name="Heading_20_3" text:outline-level="3"><draw:frame draw:style-name="fr2" draw:name="Bild26" text:anchor-type="paragraph" svg:y="0.002cm" svg:width="4.89cm" svg:height="2.131cm" draw:z-index="50"><draw:image xlink:href="Pictures/10000201000001210000007E409B57D134A422EE.png" xlink:type="simple" xlink:show="embed" xlink:actuate="onLoad" loext:mime-type="image/png"/></draw:frame><text:bookmark-start text:name="__RefHeading___Toc1700_1954339121"/>Preset<text:bookmark-end text:name="__RefHeading___Toc1700_1954339121"/></text:h>
      <text:p text:style-name="P77">Type Profile. Curve presets.</text:p>
      <text:h text:style-name="Heading_20_3" text:outline-level="3"><draw:frame draw:style-name="fr1" draw:name="Bild27" text:anchor-type="paragraph" svg:x="13.642cm" svg:y="0.561cm" svg:width="5.11cm" svg:height="0.42cm" draw:z-index="51"><draw:image xlink:href="Pictures/100002010000012E00000019EC3056D40D7D0A51.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78">Zooms in or out in the curve view.</text:p>
      <text:h text:style-name="Heading_20_4" text:outline-level="4"><draw:frame draw:style-name="fr2" draw:name="Bild28" text:anchor-type="paragraph" svg:y="0.002cm" svg:width="2.05cm" svg:height="1.101cm" draw:z-index="52"><draw:image xlink:href="Pictures/10000201000000790000004102690BBA8A09D654.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78">Zooms to 100%.</text:p>
      <text:h text:style-name="Heading_20_5" text:outline-level="5"><text:bookmark-start text:name="__RefHeading___Toc1710_1954339121"/>Reset Curve<text:bookmark-end text:name="__RefHeading___Toc1710_1954339121"/></text:h>
      <text:p text:style-name="P78">Resets the curve.</text:p>
      <text:h text:style-name="Heading_20_4" text:outline-level="4"><text:bookmark-start text:name="__RefHeading___Toc1712_1954339121"/><text:soft-page-break/>Reverse path<text:bookmark-end text:name="__RefHeading___Toc1712_1954339121"/></text:h>
      <text:p text:style-name="P78">Reverses the path.</text:p>
      <text:h text:style-name="Heading_20_4" text:outline-level="4"><text:bookmark-start text:name="__RefHeading___Toc1714_1954339121"/>Toggle Profile Clipping<text:bookmark-end text:name="__RefHeading___Toc1714_1954339121"/></text:h>
      <text:p text:style-name="P79"><text:span text:style-name="T41">Clamp the values for a curve point between 0 and 1.</text:span></text:p>
      <text:h text:style-name="Heading_20_3" text:outline-level="3"><text:bookmark-start text:name="__RefHeading___Toc1716_1954339121"/>Curve Window<text:bookmark-end text:name="__RefHeading___Toc1716_1954339121"/></text:h>
      <text:p text:style-name="P79"><text:span text:style-name="T42">Allows you to modify the curve by dragging the existing curve points and adding new curve points. Adding a curve point can be done by clicking left at the curve. Selected curve points reveals further functionality below the curve window. </text:span></text:p>
      <text:h text:style-name="Heading_20_4" text:outline-level="4"><draw:frame draw:style-name="fr1" draw:name="Bild31" text:anchor-type="paragraph" svg:x="13.571cm" svg:y="0.358cm" svg:width="4.761cm" svg:height="0.42cm" draw:z-index="53"><draw:image xlink:href="Pictures/100000000000011900000019366910E6BE85A5B1.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80">Adjust the handle type of the current active curve point.</text:p>
      <text:h text:style-name="Heading_20_5" text:outline-level="5"><text:bookmark-start text:name="__RefHeading___Toc1722_1954339121"/>X / Y<text:bookmark-end text:name="__RefHeading___Toc1722_1954339121"/></text:h>
      <text:p text:style-name="P80">The current position of the active curve point.</text:p>
      <text:h text:style-name="Heading_20_5" text:outline-level="5"><text:bookmark-start text:name="__RefHeading___Toc1724_1954339121"/>Delete points<text:bookmark-end text:name="__RefHeading___Toc1724_1954339121"/></text:h>
      <text:p text:style-name="P80">Delete this curve point.</text:p>
      <text:h text:style-name="Heading_20_3" text:outline-level="3"><text:bookmark-start text:name="__RefHeading___Toc1726_1954339121"/>Sample straight edges<text:bookmark-end text:name="__RefHeading___Toc1726_1954339121"/></text:h>
      <text:p text:style-name="P80">Sample edges with vector handles.</text:p>
      <text:h text:style-name="Heading_20_3" text:outline-level="3"><text:bookmark-start text:name="__RefHeading___Toc1728_1954339121"/>Sample even lengths<text:bookmark-end text:name="__RefHeading___Toc1728_1954339121"/></text:h>
      <text:p text:style-name="P80">Sample edges with even lengths.</text:p>
      <text:p text:style-name="Text_20_body"/>
      <table:table table:name="Tabelle13" table:style-name="Tabelle13">
        <table:table-column table:style-name="Tabelle13.A"/>
        <table:table-row>
          <table:table-cell table:style-name="Tabelle13.A1" office:value-type="string">
            <text:h text:style-name="P61" text:outline-level="1"><text:bookmark-start text:name="__RefHeading___Toc2336_3653769964"/><text:span text:style-name="T7">P</text:span><text:span text:style-name="T12">ath Animation</text:span><text:span text:style-name="T7"> panel</text:span><text:bookmark-end text:name="__RefHeading___Toc2336_3653769964"/></text:h>
          </table:table-cell>
        </table:table-row>
      </table:table>
      <text:p text:style-name="P10"/>
      <text:p text:style-name="P7"><draw:frame draw:style-name="fr1" draw:name="Bild42" text:anchor-type="paragraph" svg:x="13.571cm" svg:y="0.358cm" svg:width="5.159cm" svg:height="1.85cm" draw:z-index="31"><draw:image xlink:href="Pictures/10000201000001310000006D27E852B1972F9FC7.png" xlink:type="simple" xlink:show="embed" xlink:actuate="onLoad" loext:mime-type="image/png"/></draw:frame></text:p>
      <text:p text:style-name="P7"><text:span text:style-name="T34">Move </text:span>child objects along a path.</text:p>
      <text:p text:style-name="P7"/>
      <text:p text:style-name="P7">Note<text:span text:style-name="T34">! </text:span>This feature is deprecated, but still available. A more future-proof method is the Follow Path Constraint.</text:p>
      <text:p text:style-name="P7"/>
      <text:p text:style-name="P7"/>
      <text:p text:style-name="P7"/>
      <text:p text:style-name="P7"/>
      <text:p text:style-name="P7"/>
      <text:p text:style-name="P7"/>
      <text:h text:style-name="Heading_20_2" text:outline-level="2"><text:bookmark-start text:name="__RefHeading___Toc2348_3653769964"/>Workflow<text:bookmark-end text:name="__RefHeading___Toc2348_3653769964"/></text:h>
      <text:p text:style-name="P38">Create a curve. Create an object that you want to move along the path. </text:p>
      <text:p text:style-name="P38"><draw:frame draw:style-name="fr1" draw:name="Bild43" text:anchor-type="paragraph" svg:x="11.34cm" svg:y="0.199cm" svg:width="7.37cm" svg:height="4.32cm" draw:z-index="32"><draw:image xlink:href="Pictures/10000201000001B3000000FF6E4DE89796EC3EBF.png" xlink:type="simple" xlink:show="embed" xlink:actuate="onLoad" loext:mime-type="image/png"/></draw:frame><text:soft-page-break/>Select the object, hold down shift, and parent the object to the curve with the method Follow Path. When you press play then the object will just rotate around itself.</text:p>
      <text:p text:style-name="P38"/>
      <text:p text:style-name="P38"><draw:frame draw:style-name="fr5" draw:name="Bild44" text:anchor-type="paragraph" svg:y="0.097cm" svg:width="3.39cm" svg:height="1.739cm" draw:z-index="33"><draw:image xlink:href="Pictures/10000201000000C800000067C12F5C487CF78A98.png" xlink:type="simple" xlink:show="embed" xlink:actuate="onLoad" loext:mime-type="image/png"/></draw:frame></text:p>
      <text:p text:style-name="P38"/>
      <text:p text:style-name="P38"/>
      <text:p text:style-name="P38"><draw:frame draw:style-name="fr2" draw:name="Bild45" text:anchor-type="paragraph" svg:y="-0.231cm" svg:width="6.69cm" svg:height="3.221cm" draw:z-index="34"><draw:image xlink:href="Pictures/100002010000018B000000BE21ABE9D823877F89.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39"><draw:frame draw:style-name="fr5" draw:name="Bild46" text:anchor-type="paragraph" svg:y="0.203cm" svg:width="3.62cm" svg:height="1.951cm" draw:z-index="35"><draw:image xlink:href="Pictures/10000201000000D6000000735A365F0DCB979DD0.png" xlink:type="simple" xlink:show="embed" xlink:actuate="onLoad" loext:mime-type="image/png"/></draw:frame></text:p>
      <text:p text:style-name="P39"/>
      <text:p text:style-name="P39"/>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5"> move along</text:span> the path<text:span text:style-name="T35">.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6">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62" text:outline-level="1"><text:bookmark-start text:name="__RefHeading___Toc2591_763762133"/><text:span text:style-name="T13">Active Spline</text:span><text:span text:style-name="T7"> panel</text:span><text:bookmark-end text:name="__RefHeading___Toc2591_763762133"/></text:h>
          </table:table-cell>
        </table:table-row>
      </table:table>
      <text:p text:style-name="P11"/>
      <text:p text:style-name="P11">The Active Spline panel is used in Edit Mode to control properties of the currently selected spline<text:span text:style-name="T36">.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1" draw:name="Bild47" text:anchor-type="paragraph" svg:x="13.55cm" svg:y="0.568cm" svg:width="5.151cm" svg:height="3.03cm" draw:z-index="36"><draw:image xlink:href="Pictures/1000020100000130000000B3C3EB23A1F8DB42CE.png" xlink:type="simple" xlink:show="embed" xlink:actuate="onLoad" loext:mime-type="image/pn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Resolution U<text:bookmark-end text:name="__RefHeading___Toc2620_763762133"/></text:h>
      <text:p text:style-name="P13">Alters the resolution of each segment by changing the number of<text:span text:style-name="T37"> </text:span>subdivisions.</text:p>
      <text:p text:style-name="P13"><text:soft-page-break/></text:p>
      <text:h text:style-name="Heading_20_3" text:outline-level="3"><draw:frame draw:style-name="fr2" draw:name="Bild50" text:anchor-type="paragraph" svg:y="0.028cm" svg:width="2.81cm" svg:height="1.951cm" draw:z-index="39"><draw:image xlink:href="Pictures/10000201000000A6000000739FDA6DF06EF384E8.png" xlink:type="simple" xlink:show="embed" xlink:actuate="onLoad" loext:mime-type="image/png"/></draw:frame><text:bookmark-start text:name="__RefHeading___Toc2622_763762133"/>Interpolation Tilt<text:bookmark-end text:name="__RefHeading___Toc2622_763762133"/></text:h>
      <text:p text:style-name="P13"><text:span text:style-name="T37">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67" text:outline-level="2"><draw:frame draw:style-name="fr2" draw:name="Bild48" text:anchor-type="paragraph" svg:y="0.469cm" svg:width="5.181cm" svg:height="3.96cm" draw:z-index="37"><draw:image xlink:href="Pictures/1000020100000132000000EAAF014DBD0C3CB56F.png" xlink:type="simple" xlink:show="embed" xlink:actuate="onLoad" loext:mime-type="image/png"/></draw:frame><text:bookmark-start text:name="__RefHeading___Toc2595_763762133"/><text:span text:style-name="T15">Nurbs</text:span> curve<text:bookmark-end text:name="__RefHeading___Toc2595_763762133"/></text:h>
      <text:p text:style-name="P41"/>
      <text:p text:style-name="P41"/>
      <text:p text:style-name="P41"/>
      <text:p text:style-name="P41"/>
      <text:h text:style-name="P70" text:outline-level="3"><draw:frame draw:style-name="fr2" draw:name="Bild51" text:anchor-type="paragraph" svg:y="0.623cm" svg:width="3.62cm" svg:height="1.52cm" draw:z-index="40"><draw:image xlink:href="Pictures/10000201000000D60000005AEF079040F01BB0FF.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8"> by connecting the end with the start point.</text:span></text:p>
      <text:h text:style-name="Heading_20_3" text:outline-level="3"><text:bookmark-start text:name="__RefHeading___Toc2630_763762133"/>Bezier<text:bookmark-end text:name="__RefHeading___Toc2630_763762133"/></text:h>
      <text:p text:style-name="P40">Make the nurbs curve or surface act like a Bezier spline in the U direction. Order U must be 3 or 4, and Cyclic U must be disabled.</text:p>
      <text:h text:style-name="Heading_20_3" text:outline-level="3"><draw:frame draw:style-name="fr2" draw:name="Bild52" text:anchor-type="paragraph" svg:y="0.623cm" svg:width="3.521cm" svg:height="1.619cm" draw:z-index="41"><draw:image xlink:href="Pictures/10000201000000D000000060353EF1380A592576.png" xlink:type="simple" xlink:show="embed" xlink:actuate="onLoad" loext:mime-type="image/png"/></draw:frame><text:bookmark-start text:name="__RefHeading___Toc2632_763762133"/>Endpoint U<text:bookmark-end text:name="__RefHeading___Toc2632_763762133"/></text:h>
      <text:p text:style-name="P40">Make the end points of the curve meet the end points of the handlers.</text:p>
      <text:h text:style-name="Heading_20_3" text:outline-level="3"><text:bookmark-start text:name="__RefHeading___Toc2634_763762133"/>Order U<text:bookmark-end text:name="__RefHeading___Toc2634_763762133"/></text:h>
      <text:p text:style-name="P42"><text:span text:style-name="T39">T</text:span>he area of influence of the control points over the curve. Higher order values means that a single control point has a greater influence over a greater relative proportion of the curve. The valid range of Order values is 2-6<text:span text:style-name="T39">,</text:span> depending on the number of control points present in the curve.</text:p>
      <text:p text:style-name="P43">Two, three, four ...</text:p>
      <text:p text:style-name="Text_20_body"/>
      <text:p text:style-name="Text_20_body"><draw:frame draw:style-name="fr1" draw:name="Bild55" text:anchor-type="paragraph" svg:x="-0.12cm" svg:y="-0.34cm" svg:width="3.641cm" svg:height="1.829cm" draw:z-index="44"><draw:image xlink:href="Pictures/10000201000000D70000006CFDB160E425ECC461.png" xlink:type="simple" xlink:show="embed" xlink:actuate="onLoad" loext:mime-type="image/png"/></draw:frame><draw:frame draw:style-name="fr1" draw:name="Bild53" text:anchor-type="paragraph" svg:x="4.002cm" svg:y="-0.291cm" svg:width="3.57cm" svg:height="1.61cm" draw:z-index="42"><draw:image xlink:href="Pictures/10000201000000D30000005F187D249F7AF12B12.png" xlink:type="simple" xlink:show="embed" xlink:actuate="onLoad" loext:mime-type="image/png"/></draw:frame><draw:frame draw:style-name="fr1" draw:name="Bild54" text:anchor-type="paragraph" svg:x="8.103cm" svg:y="-0.263cm" svg:width="3.671cm" svg:height="1.76cm" draw:z-index="43"><draw:image xlink:href="Pictures/10000201000000D900000068C3AC67B7356AB173.png" xlink:type="simple" xlink:show="embed" xlink:actuate="onLoad" loext:mime-type="image/png"/></draw:frame></text:p>
      <text:p text:style-name="Text_20_body"/>
      <text:h text:style-name="P70" text:outline-level="3"><text:bookmark-start text:name="__RefHeading___Toc2636_763762133"/>Resolution U<text:bookmark-end text:name="__RefHeading___Toc2636_763762133"/></text:h>
      <text:p text:style-name="P11">Alters the resolution of each segment by changing the number of subdivisions.</text:p>
      <text:h text:style-name="P70" text:outline-level="3"><text:bookmark-start text:name="__RefHeading___Toc2638_763762133"/>Smooth<text:bookmark-end text:name="__RefHeading___Toc2638_763762133"/></text:h>
      <text:p text:style-name="P11">Use Smooth Shading for any 3D geometry.</text:p>
      <text:h text:style-name="P68" text:outline-level="2"><draw:frame draw:style-name="fr1" draw:name="Bild49" text:anchor-type="paragraph" svg:x="13.55cm" svg:y="0.568cm" svg:width="5.151cm" svg:height="1.319cm" draw:z-index="38"><draw:image xlink:href="Pictures/10000201000001300000004E758A4085702BCDEF.png" xlink:type="simple" xlink:show="embed" xlink:actuate="onLoad" loext:mime-type="image/png"/></draw:frame><text:bookmark-start text:name="__RefHeading___Toc2597_763762133"/><text:soft-page-break/><text:span text:style-name="T16">Poly</text:span> curve<text:bookmark-end text:name="__RefHeading___Toc2597_763762133"/></text:h>
      <text:h text:style-name="P71" text:outline-level="3"><text:bookmark-start text:name="__RefHeading___Toc2640_763762133"/>Cyclic U<text:bookmark-end text:name="__RefHeading___Toc2640_763762133"/></text:h>
      <text:p text:style-name="P13">Closes the active spline.</text:p>
      <text:h text:style-name="P71"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63"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1" draw:name="Bild10" text:anchor-type="paragraph" svg:x="13.571cm" svg:y="0.358cm" svg:width="5.151cm" svg:height="3.129cm" draw:z-index="1"><draw:image xlink:href="Pictures/1000020100000130000000B9452B5511367B3350.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1">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1" draw:name="Bild11" text:anchor-type="paragraph" svg:x="13.55cm" svg:y="0.376cm" svg:width="5.151cm" svg:height="2.611cm" draw:z-index="2"><draw:image xlink:href="Pictures/10000201000001300000009ABC2ED08564D1151F.png" xlink:type="simple" xlink:show="embed" xlink:actuate="onLoad" loext:mime-type="image/png"/></draw:frame>Now add a second shape key.<text:span text:style-name="T19"> This second shape key will have more controls so that you can modify it in the needed way.</text:span></text:p>
      <text:p text:style-name="P21"/>
      <text:p text:style-name="P21"/>
      <text:p text:style-name="P21"/>
      <text:p text:style-name="P23"><draw:frame draw:style-name="fr2" draw:name="Bild12" text:anchor-type="paragraph" svg:y="0.335cm" svg:width="4.15cm" svg:height="3.521cm" draw:z-index="3"><draw:image xlink:href="Pictures/10000201000000F5000000D04370F8346300B851.png" xlink:type="simple" xlink:show="embed" xlink:actuate="onLoad" loext:mime-type="image/png"/></draw:frame>Enter edit mode with this key <text:span text:style-name="T20">1 </text:span>selected.<text:line-break/>Modify the geometry by moving some vertices around.<text:span text:style-name="T39"> Shot is from a mesh, but works the same with curves.</text:span></text:p>
      <text:p text:style-name="P23"><text:line-break/>Switch back to Object mode.</text:p>
      <text:p text:style-name="P21"/>
      <text:p text:style-name="P22"><draw:frame draw:style-name="fr2" draw:name="Bild13" text:anchor-type="paragraph" svg:y="0.005cm" svg:width="5.08cm" svg:height="3.05cm" draw:z-index="4"><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22">Move it from value 0 to value 1. You will notice that the vertices that you have modified in Key 1 will now start to move to a new position. Dependent of how strong the value is. With a value of 1 it will be at the position of how you modeled it.</text:p>
      <text:p text:style-name="P34"><draw:frame draw:style-name="fr2" draw:name="Bild14" text:anchor-type="paragraph" svg:y="0.005cm" svg:width="5.129cm" svg:height="3.03cm" draw:z-index="5"><draw:image xlink:href="Pictures/100002010000012F000000B3EDE1265D29E308D0.png" xlink:type="simple" xlink:show="embed" xlink:actuate="onLoad" loext:mime-type="image/png"/></draw:frame><text:soft-page-break/>To keyframe this shape click at the Animate property dot behind the slider. The slider will change its color. And the dot will change to a rhombus shape to indicate that there is a keyframe recorded at this frame.</text:p>
      <text:p text:style-name="P37">Or you right click at the slider, and choose Insert Keyframe in the menu.</text:p>
      <text:p text:style-name="P25">Move to another frame. Change the slider value, and set another keyframe.</text:p>
      <text:p text:style-name="P34"><draw:frame draw:style-name="fr1" draw:name="Bild15" text:anchor-type="paragraph" svg:x="12.591cm" svg:y="0.026cm" svg:width="6.11cm" svg:height="2.57cm" draw:z-index="6"><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4"/>
      <text:p text:style-name="P25">Add more shape keys and model and animate them as you need them.</text:p>
      <text:h text:style-name="P69" text:outline-level="2"><draw:frame draw:style-name="fr2" draw:name="Bild17" text:anchor-type="paragraph" svg:y="0.026cm" svg:width="5.151cm" svg:height="5.159cm" draw:z-index="8"><draw:image xlink:href="Pictures/1000020100000130000001312ECB46FF649A7B4B.png" xlink:type="simple" xlink:show="embed" xlink:actuate="onLoad" loext:mime-type="image/png"/></draw:frame><text:bookmark-start text:name="__RefHeading___Toc728_1525647109"/>Active <text:span text:style-name="T14">Shape Key Index</text:span><text:bookmark-end text:name="__RefHeading___Toc728_1525647109"/></text:h>
      <text:p text:style-name="P26">A List of the shape keys for this mesh.</text:p>
      <text:p text:style-name="P28">It contains two types of shape keys. Basis is the base shape. The other type relies at this shape as the base.</text:p>
      <text:h text:style-name="P72" text:outline-level="3"><text:bookmark-start text:name="__RefHeading___Toc730_1525647109"/><text:span text:style-name="T17">Shape Key</text:span> name<text:bookmark-end text:name="__RefHeading___Toc730_1525647109"/></text:h>
      <text:p text:style-name="P17">The name of the shape key. It can be renamed by double clicking at it.</text:p>
      <text:h text:style-name="Heading_20_3" text:outline-level="3"><text:bookmark-start text:name="__RefHeading___Toc732_1525647109"/>Slider value<text:bookmark-end text:name="__RefHeading___Toc732_1525647109"/></text:h>
      <text:p text:style-name="P28">The blend value of this shape key. The Basis shape key does not have such a slider.</text:p>
      <text:h text:style-name="P72" text:outline-level="3"><text:bookmark-start text:name="__RefHeading___Toc734_1525647109"/>Lock<text:bookmark-end text:name="__RefHeading___Toc734_1525647109"/></text:h>
      <text:p text:style-name="P27"><text:span text:style-name="T5">The lock icon at the end of a group name l</text:span>ocks the group from being editable. </text:p>
      <text:h text:style-name="P72" text:outline-level="3"><text:bookmark-start text:name="__RefHeading___Toc736_1525647109"/>Drag Handler<text:bookmark-end text:name="__RefHeading___Toc736_1525647109"/></text:h>
      <text:p text:style-name="P27">The two vertical lines at the end is a handler with which you can expand the list.</text:p>
      <text:h text:style-name="P72" text:outline-level="3"><text:bookmark-start text:name="__RefHeading___Toc738_1525647109"/>Search Field<text:bookmark-end text:name="__RefHeading___Toc738_1525647109"/></text:h>
      <text:p text:style-name="P18"><draw:frame draw:style-name="fr1" draw:name="Bild16" text:anchor-type="paragraph" svg:x="14.31cm" svg:y="0.213cm" svg:width="4.39cm" svg:height="0.79cm" draw:z-index="7"><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46" text:outline-level="4"><text:bookmark-start text:name="__RefHeading___Toc740_1525647109"/>Invert<text:bookmark-end text:name="__RefHeading___Toc740_1525647109"/></text:h>
      <text:p text:style-name="P18">Exclude the search term instead of searching for it.</text:p>
      <text:h text:style-name="P46" text:outline-level="4"><text:bookmark-start text:name="__RefHeading___Toc742_1525647109"/>Sort by Name<text:bookmark-end text:name="__RefHeading___Toc742_1525647109"/></text:h>
      <text:p text:style-name="P18">Sort the List by name.</text:p>
      <text:h text:style-name="P69" text:outline-level="2"><text:bookmark-start text:name="__RefHeading___Toc744_1525647109"/><text:soft-page-break/>Add +<text:bookmark-end text:name="__RefHeading___Toc744_1525647109"/></text:h>
      <text:p text:style-name="P27">Create a<text:span text:style-name="T21"> shape key</text:span>.</text:p>
      <text:h text:style-name="P69" text:outline-level="2"><text:bookmark-start text:name="__RefHeading___Toc746_1525647109"/>Remove -<text:bookmark-end text:name="__RefHeading___Toc746_1525647109"/></text:h>
      <text:p text:style-name="P27">Delete<text:span text:style-name="T21"> the selected shape key</text:span>.</text:p>
      <text:h text:style-name="P69" text:outline-level="2"><draw:frame draw:style-name="fr2" draw:name="Bild18" text:anchor-type="paragraph" svg:y="0.213cm" svg:width="3.35cm" svg:height="3.5cm" draw:z-index="9"><draw:image xlink:href="Pictures/10000201000000C6000000CFA0E816A65E2BE2B9.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8">Add a new shape key with the current deformed shape of the object. </text:p>
      <text:h text:style-name="Heading_20_3" text:outline-level="3"><text:bookmark-start text:name="__RefHeading___Toc752_1525647109"/>Mirror Shape Key<text:bookmark-end text:name="__RefHeading___Toc752_1525647109"/></text:h>
      <text:p text:style-name="P1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19">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8">Transfer the current resulting shape from a different object.</text:p>
      <text:p text:style-name="P19">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8">Transfer the active shape key from a different object regardless of its current influence.</text:p>
      <text:p text:style-name="P18">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9">Delete all shape keys at this mesh.</text:p>
      <text:h text:style-name="Heading_20_3" text:outline-level="3"><text:bookmark-start text:name="__RefHeading___Toc762_1525647109"/>Move to Top<text:bookmark-end text:name="__RefHeading___Toc762_1525647109"/></text:h>
      <text:p text:style-name="P29">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9">Move the shape key to the bottom of the list.</text:p>
      <text:h text:style-name="P73" text:outline-level="3"><draw:frame draw:style-name="fr2"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8">Shape Key</text:span> Up / Down<text:bookmark-end text:name="__RefHeading___Toc766_1525647109"/></text:h>
      <text:p text:style-name="P20">Moves the selected shape key up or down in the list.</text:p>
      <text:h text:style-name="Heading_20_2" text:outline-level="2"><text:bookmark-start text:name="__RefHeading___Toc768_1525647109"/><text:soft-page-break/>Relative<text:bookmark-end text:name="__RefHeading___Toc768_1525647109"/></text:h>
      <text:p text:style-name="P31">Set the shape keys to Relative or Absolute.</text:p>
      <text:h text:style-name="Heading_20_3" text:outline-level="3"><draw:frame draw:style-name="fr2" draw:name="Bild20" text:anchor-type="paragraph" svg:y="0.213cm" svg:width="5.129cm" svg:height="2.54cm" draw:z-index="11"><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30">The shape is defined relative to the Basis or another specified shape key. And can be adjusted in its settings.</text:p>
      <text:h text:style-name="P47" text:outline-level="4"><text:bookmark-start text:name="__RefHeading___Toc772_1525647109"/>Shape Key Lock (pin icon)<text:bookmark-end text:name="__RefHeading___Toc772_1525647109"/></text:h>
      <text:p text:style-name="P32">Show the active shape in the 3D Viewport without blending. Shape Key Lock gets automatically enabled while the object is in Edit Mode.</text:p>
      <text:h text:style-name="P47" text:outline-level="4"><text:bookmark-start text:name="__RefHeading___Toc774_1525647109"/>Shape Key Edit Mode (edit mode icon)<text:bookmark-end text:name="__RefHeading___Toc774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3">Limit the active shape key deformation to a vertex group. </text:p>
      <text:h text:style-name="Heading_20_4" text:outline-level="4"><text:bookmark-start text:name="__RefHeading___Toc782_1525647109"/>Relative To<text:bookmark-end text:name="__RefHeading___Toc782_1525647109"/></text:h>
      <text:p text:style-name="P33">Select the shape key to deform from. It does not need to be the Basis shape key, but can also be another shape key.</text:p>
      <text:p text:style-name="P33"/>
      <text:h text:style-name="Heading_20_3" text:outline-level="3"><text:bookmark-start text:name="__RefHeading___Toc784_1525647109"/>Absolute<text:bookmark-end text:name="__RefHeading___Toc784_1525647109"/></text:h>
      <text:p text:style-name="P33"><draw:frame draw:style-name="fr1" draw:name="Bild21" text:anchor-type="paragraph" svg:x="13.571cm" svg:y="-0.183cm" svg:width="5.151cm" svg:height="1.39cm" draw:z-index="12"><draw:image xlink:href="Pictures/100002010000013000000052B876D022AD27F615.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1">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1">Absolute shape keys are timed, by order in the list, at a constant interval. This button resets the timing for the <text:soft-page-break/>keys. Useful if keys were removed or re-ordered.</text:p>
      <text:h text:style-name="Heading_20_4" text:outline-level="4"><draw:frame draw:style-name="fr2" draw:name="Bild22" text:anchor-type="paragraph" svg:y="0.434cm" svg:width="2.739cm" svg:height="2.131cm" draw:z-index="13"><draw:image xlink:href="Pictures/10000201000000A20000007EB1571510689DBCC4.png" xlink:type="simple" xlink:show="embed" xlink:actuate="onLoad" loext:mime-type="image/png"/></draw:frame><text:bookmark-start text:name="__RefHeading___Toc1623_3576858447"/>Interpolation<text:bookmark-end text:name="__RefHeading___Toc1623_3576858447"/></text:h>
      <text:p text:style-name="P31"><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P31"><text:span text:style-name="T23">Evaluate</text:span> the shape key influence<text:span text:style-name="T23"> over the defined time</text:span>.<text:span text:style-name="T23">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Tab</text:span><text:span text:style-name="MT4"> - C</text:span><text:span text:style-name="MT3">urve</text:span><text:span text:style-name="MT4"> Object</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2M25S</meta:editing-duration>
    <meta:editing-cycles>90</meta:editing-cycles>
    <meta:generator>LibreOffice/6.3.6.2$Windows_X86_64 LibreOffice_project/2196df99b074d8a661f4036fca8fa0cbfa33a497</meta:generator>
    <dc:date>2020-09-23T09:41:37.321000000</dc:date>
    <meta:document-statistic meta:table-count="7" meta:image-count="54" meta:object-count="0" meta:page-count="16" meta:paragraph-count="382" meta:word-count="3260" meta:character-count="17508" meta:non-whitespace-character-count="14622"/>
    <meta:template xlink:type="simple" xlink:actuate="onRequest" xlink:title="standard1cm" xlink:href="../../../../AppData/Roaming/LibreOffice/4/user/template/standard1cm.ott" meta:date="2016-03-28T18:47:57.125000000"/>
  </office:meta>
</office:document-meta>
</file>